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no-wrap" fo:padding-top="0.07008in" fo:padding-bottom="0.07008in" fo:padding-left="0.11929in" fo:padding-right="0.11929in" draw:textarea-vertical-align="top" draw:textarea-horizontal-align="left" draw:fill="gradient" draw:fill-gradient-name="a567" draw:stroke="solid" svg:stroke-width="0.04173in" svg:stroke-color="#000000" svg:stroke-opacity="100%" draw:stroke-linejoin="miter" svg:stroke-linecap="butt" draw:auto-grow-width="false" draw:auto-grow-height="false"/>
      <style:paragraph-properties style:font-independent-line-spacing="fals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parent-style-name="Graphics">
      <style:graphic-properties draw:fill="none" draw:stroke="none"/>
    </style:style>
    <style:style style:family="graphic" style:name="a621" style:parent-style-name="Graphics">
      <style:graphic-properties draw:fill="none" draw:stroke="none"/>
    </style:style>
    <style:style style:family="graphic" style:name="a622" style:parent-style-name="Graphics">
      <style:graphic-properties draw:fill="none" draw:stroke="none"/>
    </style:style>
    <style:style style:family="graphic" style:name="a623" style:parent-style-name="Graphics">
      <style:graphic-properties draw:fill="none" draw:stroke="none"/>
    </style:style>
    <style:style style:family="graphic" style:name="a624" style:parent-style-name="Graphics">
      <style:graphic-properties draw:fill="none" draw:stroke="none"/>
    </style:style>
    <style:style style:family="graphic" style:name="a625" style:parent-style-name="Graphics">
      <style:graphic-properties draw:fill="none" draw:stroke="none"/>
    </style:style>
    <style:style style:family="graphic" style:name="a626" style:parent-style-name="Graphics">
      <style:graphic-properties draw:fill="none" draw:stroke="none"/>
    </style:style>
    <style:style style:family="graphic" style:name="a627" style:parent-style-name="Graphics">
      <style:graphic-properties draw:fill="none" draw:stroke="none"/>
    </style:style>
    <style:style style:family="graphic" style:name="a628" style:parent-style-name="Graphics">
      <style:graphic-properties draw:fill="none" draw:stroke="none"/>
    </style:style>
    <style:style style:family="graphic" style:name="a629" style:parent-style-name="Graphics">
      <style:graphic-properties draw:fill="none" draw:stroke="non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6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fo:wrap-option="no-wrap" fo:padding-top="0.05945in" fo:padding-bottom="0.05945in" fo:padding-left="0.10866in" fo:padding-right="0.10866in" draw:textarea-vertical-align="top" draw:textarea-horizontal-align="left" draw:fill="none" draw:stroke="solid" svg:stroke-width="0.02087in" svg:stroke-color="#000000" svg:stroke-opacity="100%" draw:stroke-linejoin="miter" svg:stroke-linecap="butt" draw:auto-grow-width="true" draw:auto-grow-height="true"/>
      <style:paragraph-properties style:font-independent-line-spacing="false" style:writing-mode="lr-tb"/>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0">
      <style:graphic-properties draw:fill="solid" draw:fill-color="#729fcf" draw:opacity="100%" draw:stroke="solid" svg:stroke-width="0.02778in" svg:stroke-color="#3465a4" svg:stroke-opacity="100%"/>
    </style:style>
    <style:style style:family="graphic" style:name="a608">
      <style:graphic-properties fo:wrap-option="no-wrap" fo:padding-top="0.06969in" fo:padding-bottom="0.06969in" fo:padding-left="0.1189in" fo:padding-right="0.1189in" draw:textarea-vertical-align="top" draw:textarea-horizontal-align="left" draw:fill="gradient" draw:fill-gradient-name="a607" draw:stroke="solid" svg:stroke-width="0.04173in" svg:stroke-color="#000000" svg:stroke-opacity="100%" draw:stroke-linejoin="miter" svg:stroke-linecap="butt" draw:auto-grow-width="false" draw:auto-grow-height="false"/>
      <style:paragraph-properties style:font-independent-line-spacing="false" style:writing-mode="lr-tb"/>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graphic" style:name="a631" style:parent-style-name="Graphics">
      <style:graphic-properties draw:fill="none" draw:stroke="non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no-wrap" fo:padding-top="0.06969in" fo:padding-bottom="0.06969in" fo:padding-left="0.1189in" fo:padding-right="0.1189in" draw:textarea-vertical-align="top" draw:textarea-horizontal-align="left" draw:fill="solid" draw:fill-color="#ffffff" draw:opacity="100%" draw:stroke="solid" svg:stroke-width="0.04173in" svg:stroke-color="#000000" svg:stroke-opacity="100%" draw:stroke-linejoin="miter" svg:stroke-linecap="butt" draw:auto-grow-width="false" draw:auto-grow-height="false"/>
      <style:paragraph-properties style:font-independent-line-spacing="fals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615" style:parent-style-name="Graphics">
      <style:graphic-properties draw:fill="none" draw:stroke="none"/>
    </style:style>
    <style:style style:family="graphic" style:name="a616" style:parent-style-name="Graphics">
      <style:graphic-properties draw:fill="none" draw:stroke="none"/>
    </style:style>
    <style:style style:family="graphic" style:name="a617" style:parent-style-name="Graphics">
      <style:graphic-properties draw:fill="none" draw:stroke="none"/>
    </style:style>
    <style:style style:family="graphic" style:name="a618" style:parent-style-name="Graphics">
      <style:graphic-properties draw:fill="none" draw:stroke="none"/>
    </style:style>
    <style:style style:family="graphic" style:name="a619" style:parent-style-name="Graphics">
      <style:graphic-properties draw:fill="none" draw:stroke="none"/>
    </style:style>
    <style:style style:family="graphic" style:name="a580">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Noto Sans CJK TC Regular" style:font-family-asian="WenQuanYi Micro Hei" style:font-family-complex="Lohit Devanagari"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640">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graphic" style:name="a560">
      <style:graphic-properties fo:wrap-option="no-wrap" fo:padding-top="0.07008in" fo:padding-bottom="0.07008in" fo:padding-left="0.11929in" fo:padding-right="0.11929in" draw:textarea-vertical-align="top" draw:textarea-horizontal-align="left" draw:fill="solid" draw:fill-color="#000000" draw:opacity="100%" draw:stroke="solid" svg:stroke-width="0.04173in" svg:stroke-color="#dddddd" svg:stroke-opacity="100%" draw:stroke-linejoin="miter" svg:stroke-linecap="butt" draw:auto-grow-width="false" draw:auto-grow-height="false"/>
      <style:paragraph-properties style:font-independent-line-spacing="fals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no-wrap" fo:padding-top="0.06496in" fo:padding-bottom="0.06496in" fo:padding-left="0.11417in" fo:padding-right="0.11417in" draw:textarea-vertical-align="top" draw:textarea-horizontal-align="left" draw:fill="solid" draw:fill-color="#ffffff" draw:opacity="100%" draw:stroke="solid" svg:stroke-width="0.03189in" svg:stroke-color="#000000" svg:stroke-opacity="100%" draw:stroke-linejoin="miter" svg:stroke-linecap="butt" draw:auto-grow-width="false" draw:auto-grow-height="false"/>
      <style:paragraph-properties style:font-independent-line-spacing="fals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graphic-properties fo:wrap-option="no-wrap" fo:padding-top="0.07008in" fo:padding-bottom="0.07008in" fo:padding-left="0.11929in" fo:padding-right="0.11929in" draw:textarea-vertical-align="top" draw:textarea-horizontal-align="left" draw:fill="gradient" draw:fill-gradient-name="a563" draw:stroke="solid" svg:stroke-width="0.04173in" svg:stroke-color="#000000" svg:stroke-opacity="100%" draw:stroke-linejoin="miter" svg:stroke-linecap="butt" draw:auto-grow-width="false" draw:auto-grow-height="false"/>
      <style:paragraph-properties style:font-independent-line-spacing="false" style:writing-mode="lr-tb"/>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page1" draw:style-name="a554" draw:master-page-name="Master1-Layout7-blank-空白" presentation:presentation-page-layout-name="Master1-PPL7" draw:id="Slide-256">
        <draw:custom-shape svg:x="0.59921in" svg:y="0.64173in" svg:width="0.3622in" svg:height="0.57598in" draw:id="id73" draw:style-name="a557" draw:name="手繪多邊形: 圖案 1">
          <svg:title/>
          <svg:desc/>
          <text:p text:style-name="a556" text:class-names="" text:cond-style-name=""><text:span text:style-name="a555" text:class-names=""/></text:p>
          <draw:enhanced-geometry xmlns:dr3d="urn:oasis:names:tc:opendocument:xmlns:dr3d:1.0" draw:type="non-primitive" svg:viewBox="0 0 921 1464" draw:enhanced-path="M ?f3 ?f4 L ?f5 ?f6 ?f1 ?f7 ?f0 ?f0 ?f0 ?f8 ?f9 ?f10 ?f11 ?f2 Z N" draw:text-areas="?f16 ?f18 ?f17 ?f19">
            <draw:equation draw:name="f0" draw:formula="0"/>
            <draw:equation draw:name="f1" draw:formula="921"/>
            <draw:equation draw:name="f2" draw:formula="1464"/>
            <draw:equation draw:name="f3" draw:formula="777"/>
            <draw:equation draw:name="f4" draw:formula="1270"/>
            <draw:equation draw:name="f5" draw:formula="632"/>
            <draw:equation draw:name="f6" draw:formula="989"/>
            <draw:equation draw:name="f7" draw:formula="880"/>
            <draw:equation draw:name="f8" draw:formula="1276"/>
            <draw:equation draw:name="f9" draw:formula="345"/>
            <draw:equation draw:name="f10" draw:formula="1129"/>
            <draw:equation draw:name="f11" draw:formula="486"/>
            <draw:equation draw:name="f12" draw:formula="?f2 - ?f0"/>
            <draw:equation draw:name="f13" draw:formula="?f1 - ?f0"/>
            <draw:equation draw:name="f14" draw:formula="?f13 / 921"/>
            <draw:equation draw:name="f15" draw:formula="?f12 / 1464"/>
            <draw:equation draw:name="f16" draw:formula="?f0 / ?f14"/>
            <draw:equation draw:name="f17" draw:formula="?f1 / ?f14"/>
            <draw:equation draw:name="f18" draw:formula="?f0 / ?f15"/>
            <draw:equation draw:name="f19" draw:formula="?f2 / ?f15"/>
          </draw:enhanced-geometry>
        </draw:custom-shape>
        <draw:custom-shape svg:x="0.59921in" svg:y="1.62638in" svg:width="0.3622in" svg:height="0.57598in" draw:id="id74" draw:style-name="a560" draw:name="手繪多邊形: 圖案 2">
          <svg:title/>
          <svg:desc/>
          <text:p text:style-name="a559" text:class-names="" text:cond-style-name=""><text:span text:style-name="a558" text:class-names=""/></text:p>
          <draw:enhanced-geometry xmlns:dr3d="urn:oasis:names:tc:opendocument:xmlns:dr3d:1.0" draw:type="non-primitive" svg:viewBox="0 0 921 1464" draw:enhanced-path="M ?f3 ?f4 L ?f5 ?f6 ?f1 ?f7 ?f0 ?f0 ?f0 ?f8 ?f9 ?f10 ?f11 ?f2 Z N" draw:text-areas="?f16 ?f18 ?f17 ?f19">
            <draw:equation draw:name="f0" draw:formula="0"/>
            <draw:equation draw:name="f1" draw:formula="921"/>
            <draw:equation draw:name="f2" draw:formula="1464"/>
            <draw:equation draw:name="f3" draw:formula="777"/>
            <draw:equation draw:name="f4" draw:formula="1270"/>
            <draw:equation draw:name="f5" draw:formula="632"/>
            <draw:equation draw:name="f6" draw:formula="989"/>
            <draw:equation draw:name="f7" draw:formula="880"/>
            <draw:equation draw:name="f8" draw:formula="1276"/>
            <draw:equation draw:name="f9" draw:formula="345"/>
            <draw:equation draw:name="f10" draw:formula="1129"/>
            <draw:equation draw:name="f11" draw:formula="486"/>
            <draw:equation draw:name="f12" draw:formula="?f2 - ?f0"/>
            <draw:equation draw:name="f13" draw:formula="?f1 - ?f0"/>
            <draw:equation draw:name="f14" draw:formula="?f13 / 921"/>
            <draw:equation draw:name="f15" draw:formula="?f12 / 1464"/>
            <draw:equation draw:name="f16" draw:formula="?f0 / ?f14"/>
            <draw:equation draw:name="f17" draw:formula="?f1 / ?f14"/>
            <draw:equation draw:name="f18" draw:formula="?f0 / ?f15"/>
            <draw:equation draw:name="f19" draw:formula="?f2 / ?f15"/>
          </draw:enhanced-geometry>
        </draw:custom-shape>
        <draw:custom-shape svg:x="0.59921in" svg:y="2.61181in" svg:width="0.3622in" svg:height="0.57598in" draw:id="id75" draw:style-name="a564" draw:name="手繪多邊形: 圖案 3">
          <svg:title/>
          <svg:desc/>
          <text:p text:style-name="a562" text:class-names="" text:cond-style-name=""><text:span text:style-name="a561" text:class-names=""/></text:p>
          <draw:enhanced-geometry xmlns:dr3d="urn:oasis:names:tc:opendocument:xmlns:dr3d:1.0" draw:type="non-primitive" svg:viewBox="0 0 921 1464" draw:enhanced-path="M ?f3 ?f4 L ?f5 ?f6 ?f1 ?f7 ?f0 ?f0 ?f0 ?f8 ?f9 ?f10 ?f11 ?f2 Z N" draw:text-areas="?f16 ?f18 ?f17 ?f19">
            <draw:equation draw:name="f0" draw:formula="0"/>
            <draw:equation draw:name="f1" draw:formula="921"/>
            <draw:equation draw:name="f2" draw:formula="1464"/>
            <draw:equation draw:name="f3" draw:formula="777"/>
            <draw:equation draw:name="f4" draw:formula="1270"/>
            <draw:equation draw:name="f5" draw:formula="632"/>
            <draw:equation draw:name="f6" draw:formula="989"/>
            <draw:equation draw:name="f7" draw:formula="880"/>
            <draw:equation draw:name="f8" draw:formula="1276"/>
            <draw:equation draw:name="f9" draw:formula="345"/>
            <draw:equation draw:name="f10" draw:formula="1129"/>
            <draw:equation draw:name="f11" draw:formula="486"/>
            <draw:equation draw:name="f12" draw:formula="?f2 - ?f0"/>
            <draw:equation draw:name="f13" draw:formula="?f1 - ?f0"/>
            <draw:equation draw:name="f14" draw:formula="?f13 / 921"/>
            <draw:equation draw:name="f15" draw:formula="?f12 / 1464"/>
            <draw:equation draw:name="f16" draw:formula="?f0 / ?f14"/>
            <draw:equation draw:name="f17" draw:formula="?f1 / ?f14"/>
            <draw:equation draw:name="f18" draw:formula="?f0 / ?f15"/>
            <draw:equation draw:name="f19" draw:formula="?f2 / ?f15"/>
          </draw:enhanced-geometry>
        </draw:custom-shape>
        <draw:custom-shape svg:x="0.59921in" svg:y="4.58228in" svg:width="0.3622in" svg:height="0.57598in" draw:id="id76" draw:style-name="a568" draw:name="手繪多邊形: 圖案 4">
          <svg:title/>
          <svg:desc/>
          <text:p text:style-name="a566" text:class-names="" text:cond-style-name=""><text:span text:style-name="a565" text:class-names=""/></text:p>
          <draw:enhanced-geometry xmlns:dr3d="urn:oasis:names:tc:opendocument:xmlns:dr3d:1.0" draw:type="non-primitive" svg:viewBox="0 0 921 1464" draw:enhanced-path="M ?f3 ?f4 L ?f5 ?f6 ?f1 ?f7 ?f0 ?f0 ?f0 ?f8 ?f9 ?f10 ?f11 ?f2 Z N" draw:text-areas="?f16 ?f18 ?f17 ?f19">
            <draw:equation draw:name="f0" draw:formula="0"/>
            <draw:equation draw:name="f1" draw:formula="921"/>
            <draw:equation draw:name="f2" draw:formula="1464"/>
            <draw:equation draw:name="f3" draw:formula="777"/>
            <draw:equation draw:name="f4" draw:formula="1270"/>
            <draw:equation draw:name="f5" draw:formula="632"/>
            <draw:equation draw:name="f6" draw:formula="989"/>
            <draw:equation draw:name="f7" draw:formula="880"/>
            <draw:equation draw:name="f8" draw:formula="1276"/>
            <draw:equation draw:name="f9" draw:formula="345"/>
            <draw:equation draw:name="f10" draw:formula="1129"/>
            <draw:equation draw:name="f11" draw:formula="486"/>
            <draw:equation draw:name="f12" draw:formula="?f2 - ?f0"/>
            <draw:equation draw:name="f13" draw:formula="?f1 - ?f0"/>
            <draw:equation draw:name="f14" draw:formula="?f13 / 921"/>
            <draw:equation draw:name="f15" draw:formula="?f12 / 1464"/>
            <draw:equation draw:name="f16" draw:formula="?f0 / ?f14"/>
            <draw:equation draw:name="f17" draw:formula="?f1 / ?f14"/>
            <draw:equation draw:name="f18" draw:formula="?f0 / ?f15"/>
            <draw:equation draw:name="f19" draw:formula="?f2 / ?f15"/>
          </draw:enhanced-geometry>
        </draw:custom-shape>
        <draw:custom-shape svg:width="0.59961in" svg:height="0.33976in" draw:id="id77" draw:style-name="a571" draw:transform="translate(-0.2998in -0.16988in) rotate(-4.71239) translate(5.91573in 0.88475in)" draw:name="手繪多邊形: 圖案 6">
          <svg:title/>
          <svg:desc/>
          <text:p text:style-name="a570" text:class-names="" text:cond-style-name=""><text:span text:style-name="a569" text:class-names=""/></text:p>
          <draw:enhanced-geometry xmlns:dr3d="urn:oasis:names:tc:opendocument:xmlns:dr3d:1.0" draw:type="non-primitive" svg:viewBox="0 0 1524 864" draw:enhanced-path="M ?f3 ?f4 C ?f5 ?f6 ?f5 ?f7 ?f5 ?f8 L ?f5 ?f9 ?f10 ?f9 ?f10 ?f8 C ?f10 ?f7 ?f10 ?f6 ?f11 ?f4 L ?f0 ?f12 ?f11 ?f13 C ?f10 ?f14 ?f10 ?f15 ?f10 ?f16 L ?f10 ?f17 ?f5 ?f17 ?f5 ?f16 C ?f5 ?f15 ?f5 ?f14 ?f3 ?f13 L ?f1 ?f12 Z N" draw:text-areas="?f22 ?f24 ?f23 ?f25">
            <draw:equation draw:name="f0" draw:formula="0"/>
            <draw:equation draw:name="f1" draw:formula="1524"/>
            <draw:equation draw:name="f2" draw:formula="864"/>
            <draw:equation draw:name="f3" draw:formula="1041"/>
            <draw:equation draw:name="f4" draw:formula="23"/>
            <draw:equation draw:name="f5" draw:formula="1003"/>
            <draw:equation draw:name="f6" draw:formula="-10"/>
            <draw:equation draw:name="f7" draw:formula="-15"/>
            <draw:equation draw:name="f8" draw:formula="60"/>
            <draw:equation draw:name="f9" draw:formula="283"/>
            <draw:equation draw:name="f10" draw:formula="522"/>
            <draw:equation draw:name="f11" draw:formula="481"/>
            <draw:equation draw:name="f12" draw:formula="433"/>
            <draw:equation draw:name="f13" draw:formula="842"/>
            <draw:equation draw:name="f14" draw:formula="875"/>
            <draw:equation draw:name="f15" draw:formula="879"/>
            <draw:equation draw:name="f16" draw:formula="803"/>
            <draw:equation draw:name="f17" draw:formula="582"/>
            <draw:equation draw:name="f18" draw:formula="?f2 - ?f0"/>
            <draw:equation draw:name="f19" draw:formula="?f1 - ?f0"/>
            <draw:equation draw:name="f20" draw:formula="?f19 / 1524"/>
            <draw:equation draw:name="f21" draw:formula="?f18 / 864"/>
            <draw:equation draw:name="f22" draw:formula="?f0 / ?f20"/>
            <draw:equation draw:name="f23" draw:formula="?f1 / ?f20"/>
            <draw:equation draw:name="f24" draw:formula="?f0 / ?f21"/>
            <draw:equation draw:name="f25" draw:formula="?f2 / ?f21"/>
          </draw:enhanced-geometry>
        </draw:custom-shape>
        <draw:g draw:name="群組 7" draw:id="id78">
          <svg:title/>
          <svg:desc/>
          <draw:custom-shape svg:x="6.20827in" svg:y="1.5685in" svg:width="0.23031in" svg:height="0.14409in" draw:id="id112" draw:style-name="a634" draw:name="手繪多邊形: 圖案 8">
            <svg:title/>
            <svg:desc/>
            <text:p text:style-name="a633" text:class-names="" text:cond-style-name=""><text:span text:style-name="a632" text:class-names=""/></text:p>
            <draw:enhanced-geometry xmlns:dr3d="urn:oasis:names:tc:opendocument:xmlns:dr3d:1.0" draw:type="non-primitive" svg:viewBox="0 0 586 367" draw:enhanced-path="M ?f3 ?f0 L ?f4 ?f5 C ?f6 ?f7 ?f6 ?f2 ?f8 ?f2 L ?f9 ?f2 C ?f10 ?f2 ?f10 ?f7 ?f11 ?f5 Z N" draw:text-areas="?f16 ?f18 ?f17 ?f19">
              <draw:equation draw:name="f0" draw:formula="0"/>
              <draw:equation draw:name="f1" draw:formula="586"/>
              <draw:equation draw:name="f2" draw:formula="367"/>
              <draw:equation draw:name="f3" draw:formula="294"/>
              <draw:equation draw:name="f4" draw:formula="64"/>
              <draw:equation draw:name="f5" draw:formula="243"/>
              <draw:equation draw:name="f6" draw:formula="-13"/>
              <draw:equation draw:name="f7" draw:formula="323"/>
              <draw:equation draw:name="f8" draw:formula="26"/>
              <draw:equation draw:name="f9" draw:formula="561"/>
              <draw:equation draw:name="f10" draw:formula="600"/>
              <draw:equation draw:name="f11" draw:formula="524"/>
              <draw:equation draw:name="f12" draw:formula="?f2 - ?f0"/>
              <draw:equation draw:name="f13" draw:formula="?f1 - ?f0"/>
              <draw:equation draw:name="f14" draw:formula="?f13 / 586"/>
              <draw:equation draw:name="f15" draw:formula="?f12 / 367"/>
              <draw:equation draw:name="f16" draw:formula="?f0 / ?f14"/>
              <draw:equation draw:name="f17" draw:formula="?f1 / ?f14"/>
              <draw:equation draw:name="f18" draw:formula="?f0 / ?f15"/>
              <draw:equation draw:name="f19" draw:formula="?f2 / ?f15"/>
            </draw:enhanced-geometry>
          </draw:custom-shape>
          <draw:custom-shape svg:x="6.03937in" svg:y="1.74685in" svg:width="0.13701in" svg:height="0.24331in" draw:id="id113" draw:style-name="a637" draw:name="手繪多邊形: 圖案 9">
            <svg:title/>
            <svg:desc/>
            <text:p text:style-name="a636" text:class-names="" text:cond-style-name=""><text:span text:style-name="a635" text:class-names=""/></text:p>
            <draw:enhanced-geometry xmlns:dr3d="urn:oasis:names:tc:opendocument:xmlns:dr3d:1.0" draw:type="non-primitive" svg:viewBox="0 0 349 619" draw:enhanced-path="M ?f3 ?f0 C ?f4 ?f5 ?f6 ?f7 ?f8 ?f9 L ?f0 ?f10 ?f8 ?f11 C ?f12 ?f13 ?f1 ?f13 ?f1 ?f14 L ?f1 ?f15 C ?f1 ?f16 ?f17 ?f18 ?f3 ?f0 Z N" draw:text-areas="?f23 ?f25 ?f24 ?f26">
              <draw:equation draw:name="f0" draw:formula="0"/>
              <draw:equation draw:name="f1" draw:formula="349"/>
              <draw:equation draw:name="f2" draw:formula="619"/>
              <draw:equation draw:name="f3" draw:formula="332"/>
              <draw:equation draw:name="f4" draw:formula="314"/>
              <draw:equation draw:name="f5" draw:formula="-1"/>
              <draw:equation draw:name="f6" draw:formula="280"/>
              <draw:equation draw:name="f7" draw:formula="19"/>
              <draw:equation draw:name="f8" draw:formula="231"/>
              <draw:equation draw:name="f9" draw:formula="70"/>
              <draw:equation draw:name="f10" draw:formula="312"/>
              <draw:equation draw:name="f11" draw:formula="553"/>
              <draw:equation draw:name="f12" draw:formula="307"/>
              <draw:equation draw:name="f13" draw:formula="633"/>
              <draw:equation draw:name="f14" draw:formula="591"/>
              <draw:equation draw:name="f15" draw:formula="28"/>
              <draw:equation draw:name="f16" draw:formula="12"/>
              <draw:equation draw:name="f17" draw:formula="342"/>
              <draw:equation draw:name="f18" draw:formula="1"/>
              <draw:equation draw:name="f19" draw:formula="?f2 - ?f0"/>
              <draw:equation draw:name="f20" draw:formula="?f1 - ?f0"/>
              <draw:equation draw:name="f21" draw:formula="?f20 / 349"/>
              <draw:equation draw:name="f22" draw:formula="?f19 / 619"/>
              <draw:equation draw:name="f23" draw:formula="?f0 / ?f21"/>
              <draw:equation draw:name="f24" draw:formula="?f1 / ?f21"/>
              <draw:equation draw:name="f25" draw:formula="?f0 / ?f22"/>
              <draw:equation draw:name="f26" draw:formula="?f2 / ?f22"/>
            </draw:enhanced-geometry>
          </draw:custom-shape>
          <draw:custom-shape svg:x="6.47205in" svg:y="1.74685in" svg:width="0.13701in" svg:height="0.24331in" draw:id="id114" draw:style-name="a640" draw:name="手繪多邊形: 圖案 10">
            <svg:title/>
            <svg:desc/>
            <text:p text:style-name="a639" text:class-names="" text:cond-style-name=""><text:span text:style-name="a638" text:class-names=""/></text:p>
            <draw:enhanced-geometry xmlns:dr3d="urn:oasis:names:tc:opendocument:xmlns:dr3d:1.0" draw:type="non-primitive" svg:viewBox="0 0 349 619" draw:enhanced-path="M ?f3 ?f0 C ?f4 ?f5 ?f0 ?f6 ?f0 ?f7 L ?f0 ?f8 C ?f0 ?f9 ?f10 ?f9 ?f11 ?f12 L ?f1 ?f13 ?f11 ?f14 C ?f15 ?f16 ?f17 ?f18 ?f3 ?f0 Z N" draw:text-areas="?f23 ?f25 ?f24 ?f26">
              <draw:equation draw:name="f0" draw:formula="0"/>
              <draw:equation draw:name="f1" draw:formula="349"/>
              <draw:equation draw:name="f2" draw:formula="619"/>
              <draw:equation draw:name="f3" draw:formula="17"/>
              <draw:equation draw:name="f4" draw:formula="8"/>
              <draw:equation draw:name="f5" draw:formula="1"/>
              <draw:equation draw:name="f6" draw:formula="12"/>
              <draw:equation draw:name="f7" draw:formula="28"/>
              <draw:equation draw:name="f8" draw:formula="591"/>
              <draw:equation draw:name="f9" draw:formula="633"/>
              <draw:equation draw:name="f10" draw:formula="39"/>
              <draw:equation draw:name="f11" draw:formula="117"/>
              <draw:equation draw:name="f12" draw:formula="553"/>
              <draw:equation draw:name="f13" draw:formula="312"/>
              <draw:equation draw:name="f14" draw:formula="70"/>
              <draw:equation draw:name="f15" draw:formula="67"/>
              <draw:equation draw:name="f16" draw:formula="19"/>
              <draw:equation draw:name="f17" draw:formula="34"/>
              <draw:equation draw:name="f18" draw:formula="-1"/>
              <draw:equation draw:name="f19" draw:formula="?f2 - ?f0"/>
              <draw:equation draw:name="f20" draw:formula="?f1 - ?f0"/>
              <draw:equation draw:name="f21" draw:formula="?f20 / 349"/>
              <draw:equation draw:name="f22" draw:formula="?f19 / 619"/>
              <draw:equation draw:name="f23" draw:formula="?f0 / ?f21"/>
              <draw:equation draw:name="f24" draw:formula="?f1 / ?f21"/>
              <draw:equation draw:name="f25" draw:formula="?f0 / ?f22"/>
              <draw:equation draw:name="f26" draw:formula="?f2 / ?f22"/>
            </draw:enhanced-geometry>
          </draw:custom-shape>
          <draw:custom-shape svg:x="6.20827in" svg:y="2.02402in" svg:width="0.2315in" svg:height="0.14409in" draw:id="id115" draw:style-name="a643" draw:name="手繪多邊形: 圖案 11">
            <svg:title/>
            <svg:desc/>
            <text:p text:style-name="a642" text:class-names="" text:cond-style-name=""><text:span text:style-name="a641" text:class-names=""/></text:p>
            <draw:enhanced-geometry xmlns:dr3d="urn:oasis:names:tc:opendocument:xmlns:dr3d:1.0" draw:type="non-primitive" svg:viewBox="0 0 589 367" draw:enhanced-path="M ?f3 ?f0 C ?f4 ?f0 ?f4 ?f5 ?f6 ?f7 L ?f8 ?f2 ?f9 ?f7 C ?f10 ?f11 ?f12 ?f13 ?f1 ?f14 ?f15 ?f16 ?f17 ?f0 ?f18 ?f0 Z N" draw:text-areas="?f23 ?f25 ?f24 ?f26">
              <draw:equation draw:name="f0" draw:formula="0"/>
              <draw:equation draw:name="f1" draw:formula="589"/>
              <draw:equation draw:name="f2" draw:formula="367"/>
              <draw:equation draw:name="f3" draw:formula="26"/>
              <draw:equation draw:name="f4" draw:formula="-13"/>
              <draw:equation draw:name="f5" draw:formula="41"/>
              <draw:equation draw:name="f6" draw:formula="64"/>
              <draw:equation draw:name="f7" draw:formula="123"/>
              <draw:equation draw:name="f8" draw:formula="294"/>
              <draw:equation draw:name="f9" draw:formula="524"/>
              <draw:equation draw:name="f10" draw:formula="573"/>
              <draw:equation draw:name="f11" draw:formula="70"/>
              <draw:equation draw:name="f12" draw:formula="590"/>
              <draw:equation draw:name="f13" draw:formula="36"/>
              <draw:equation draw:name="f14" draw:formula="19"/>
              <draw:equation draw:name="f15" draw:formula="585"/>
              <draw:equation draw:name="f16" draw:formula="8"/>
              <draw:equation draw:name="f17" draw:formula="575"/>
              <draw:equation draw:name="f18" draw:formula="561"/>
              <draw:equation draw:name="f19" draw:formula="?f2 - ?f0"/>
              <draw:equation draw:name="f20" draw:formula="?f1 - ?f0"/>
              <draw:equation draw:name="f21" draw:formula="?f20 / 589"/>
              <draw:equation draw:name="f22" draw:formula="?f19 / 367"/>
              <draw:equation draw:name="f23" draw:formula="?f0 / ?f21"/>
              <draw:equation draw:name="f24" draw:formula="?f1 / ?f21"/>
              <draw:equation draw:name="f25" draw:formula="?f0 / ?f22"/>
              <draw:equation draw:name="f26" draw:formula="?f2 / ?f22"/>
            </draw:enhanced-geometry>
          </draw:custom-shape>
          <draw:custom-shape svg:x="6.23346in" svg:y="1.77323in" svg:width="0.18189in" svg:height="0.19213in" draw:id="id116" draw:style-name="a646" draw:name="手繪多邊形: 圖案 12">
            <svg:title/>
            <svg:desc/>
            <text:p text:style-name="a645" text:class-names="" text:cond-style-name=""><text:span text:style-name="a644" text:class-names=""/></text:p>
            <draw:enhanced-geometry xmlns:dr3d="urn:oasis:names:tc:opendocument:xmlns:dr3d:1.0" draw:type="non-primitive" svg:viewBox="0 0 463 489" draw:enhanced-path="M ?f1 ?f3 C ?f1 ?f4 ?f5 ?f6 ?f7 ?f8 ?f9 ?f10 ?f11 ?f12 ?f13 ?f14 ?f15 ?f16 ?f17 ?f2 ?f18 ?f2 ?f19 ?f2 ?f20 ?f16 ?f21 ?f14 ?f22 ?f12 ?f23 ?f10 ?f24 ?f8 ?f25 ?f6 ?f0 ?f4 ?f0 ?f3 ?f0 ?f26 ?f25 ?f27 ?f24 ?f28 ?f23 ?f29 ?f22 ?f30 ?f21 ?f31 ?f20 ?f25 ?f19 ?f0 ?f18 ?f0 ?f17 ?f0 ?f15 ?f25 ?f13 ?f31 ?f11 ?f30 ?f9 ?f29 ?f7 ?f28 ?f5 ?f27 ?f1 ?f26 ?f1 ?f3 Z N" draw:text-areas="?f36 ?f38 ?f37 ?f39">
              <draw:equation draw:name="f0" draw:formula="0"/>
              <draw:equation draw:name="f1" draw:formula="463"/>
              <draw:equation draw:name="f2" draw:formula="489"/>
              <draw:equation draw:name="f3" draw:formula="243"/>
              <draw:equation draw:name="f4" draw:formula="289"/>
              <draw:equation draw:name="f5" draw:formula="452"/>
              <draw:equation draw:name="f6" draw:formula="327"/>
              <draw:equation draw:name="f7" draw:formula="430"/>
              <draw:equation draw:name="f8" draw:formula="362"/>
              <draw:equation draw:name="f9" draw:formula="411"/>
              <draw:equation draw:name="f10" draw:formula="404"/>
              <draw:equation draw:name="f11" draw:formula="384"/>
              <draw:equation draw:name="f12" draw:formula="432"/>
              <draw:equation draw:name="f13" draw:formula="344"/>
              <draw:equation draw:name="f14" draw:formula="453"/>
              <draw:equation draw:name="f15" draw:formula="311"/>
              <draw:equation draw:name="f16" draw:formula="476"/>
              <draw:equation draw:name="f17" draw:formula="274"/>
              <draw:equation draw:name="f18" draw:formula="231"/>
              <draw:equation draw:name="f19" draw:formula="190"/>
              <draw:equation draw:name="f20" draw:formula="153"/>
              <draw:equation draw:name="f21" draw:formula="115"/>
              <draw:equation draw:name="f22" draw:formula="77"/>
              <draw:equation draw:name="f23" draw:formula="53"/>
              <draw:equation draw:name="f24" draw:formula="32"/>
              <draw:equation draw:name="f25" draw:formula="9"/>
              <draw:equation draw:name="f26" draw:formula="200"/>
              <draw:equation draw:name="f27" draw:formula="161"/>
              <draw:equation draw:name="f28" draw:formula="121"/>
              <draw:equation draw:name="f29" draw:formula="82"/>
              <draw:equation draw:name="f30" draw:formula="56"/>
              <draw:equation draw:name="f31" draw:formula="33"/>
              <draw:equation draw:name="f32" draw:formula="?f2 - ?f0"/>
              <draw:equation draw:name="f33" draw:formula="?f1 - ?f0"/>
              <draw:equation draw:name="f34" draw:formula="?f33 / 463"/>
              <draw:equation draw:name="f35" draw:formula="?f32 / 489"/>
              <draw:equation draw:name="f36" draw:formula="?f0 / ?f34"/>
              <draw:equation draw:name="f37" draw:formula="?f1 / ?f34"/>
              <draw:equation draw:name="f38" draw:formula="?f0 / ?f35"/>
              <draw:equation draw:name="f39" draw:formula="?f2 / ?f35"/>
            </draw:enhanced-geometry>
          </draw:custom-shape>
        </draw:g>
        <draw:custom-shape svg:width="0.5874in" svg:height="0.34685in" draw:id="id79" draw:style-name="a574" draw:transform="translate(-0.2937in -0.17342in) rotate(-5.47527) translate(7.3058in 0.87921in)" draw:name="手繪多邊形: 圖案 13">
          <svg:title/>
          <svg:desc/>
          <text:p text:style-name="a573" text:class-names="" text:cond-style-name=""><text:span text:style-name="a572" text:class-names=""/></text:p>
          <draw:enhanced-geometry xmlns:dr3d="urn:oasis:names:tc:opendocument:xmlns:dr3d:1.0" draw:type="non-primitive" svg:viewBox="0 0 1493 882" draw:enhanced-path="M ?f3 ?f4 C ?f5 ?f6 ?f7 ?f8 ?f5 ?f9 L ?f5 ?f10 ?f11 ?f10 ?f12 ?f9 C ?f13 ?f8 ?f13 ?f6 ?f14 ?f4 L ?f0 ?f15 ?f16 ?f17 C ?f18 ?f19 ?f18 ?f20 ?f21 ?f22 L ?f11 ?f23 ?f24 ?f23 ?f25 ?f22 C ?f25 ?f20 ?f25 ?f19 ?f26 ?f17 L ?f1 ?f27 Z N" draw:text-areas="?f32 ?f34 ?f33 ?f35">
            <draw:equation draw:name="f0" draw:formula="0"/>
            <draw:equation draw:name="f1" draw:formula="1493"/>
            <draw:equation draw:name="f2" draw:formula="882"/>
            <draw:equation draw:name="f3" draw:formula="1020"/>
            <draw:equation draw:name="f4" draw:formula="24"/>
            <draw:equation draw:name="f5" draw:formula="983"/>
            <draw:equation draw:name="f6" draw:formula="-11"/>
            <draw:equation draw:name="f7" draw:formula="984"/>
            <draw:equation draw:name="f8" draw:formula="-15"/>
            <draw:equation draw:name="f9" draw:formula="61"/>
            <draw:equation draw:name="f10" draw:formula="289"/>
            <draw:equation draw:name="f11" draw:formula="511"/>
            <draw:equation draw:name="f12" draw:formula="512"/>
            <draw:equation draw:name="f13" draw:formula="513"/>
            <draw:equation draw:name="f14" draw:formula="472"/>
            <draw:equation draw:name="f15" draw:formula="442"/>
            <draw:equation draw:name="f16" draw:formula="469"/>
            <draw:equation draw:name="f17" draw:formula="860"/>
            <draw:equation draw:name="f18" draw:formula="509"/>
            <draw:equation draw:name="f19" draw:formula="893"/>
            <draw:equation draw:name="f20" draw:formula="897"/>
            <draw:equation draw:name="f21" draw:formula="510"/>
            <draw:equation draw:name="f22" draw:formula="820"/>
            <draw:equation draw:name="f23" draw:formula="594"/>
            <draw:equation draw:name="f24" draw:formula="982"/>
            <draw:equation draw:name="f25" draw:formula="981"/>
            <draw:equation draw:name="f26" draw:formula="1017"/>
            <draw:equation draw:name="f27" draw:formula="444"/>
            <draw:equation draw:name="f28" draw:formula="?f2 - ?f0"/>
            <draw:equation draw:name="f29" draw:formula="?f1 - ?f0"/>
            <draw:equation draw:name="f30" draw:formula="?f29 / 1493"/>
            <draw:equation draw:name="f31" draw:formula="?f28 / 882"/>
            <draw:equation draw:name="f32" draw:formula="?f0 / ?f30"/>
            <draw:equation draw:name="f33" draw:formula="?f1 / ?f30"/>
            <draw:equation draw:name="f34" draw:formula="?f0 / ?f31"/>
            <draw:equation draw:name="f35" draw:formula="?f2 / ?f31"/>
          </draw:enhanced-geometry>
        </draw:custom-shape>
        <draw:custom-shape svg:width="0.5874in" svg:height="0.34724in" draw:id="id80" draw:style-name="a577" draw:transform="translate(-0.2937in -0.17362in) rotate(-0.80861) translate(6.60387in 0.87912in)" draw:name="手繪多邊形: 圖案 14">
          <svg:title/>
          <svg:desc/>
          <text:p text:style-name="a576" text:class-names="" text:cond-style-name=""><text:span text:style-name="a575" text:class-names=""/></text:p>
          <draw:enhanced-geometry xmlns:dr3d="urn:oasis:names:tc:opendocument:xmlns:dr3d:1.0" draw:type="non-primitive" svg:viewBox="0 0 1493 883" draw:enhanced-path="M ?f3 ?f4 C ?f5 ?f6 ?f5 ?f7 ?f5 ?f8 L ?f5 ?f9 ?f10 ?f11 ?f12 ?f13 C ?f14 ?f15 ?f12 ?f16 ?f17 ?f18 L ?f1 ?f19 ?f17 ?f20 C ?f14 ?f21 ?f14 ?f22 ?f14 ?f23 L ?f14 ?f24 ?f5 ?f25 ?f5 ?f26 C ?f27 ?f28 ?f5 ?f29 ?f3 ?f30 L ?f0 ?f31 Z N" draw:text-areas="?f36 ?f38 ?f37 ?f39">
            <draw:equation draw:name="f0" draw:formula="0"/>
            <draw:equation draw:name="f1" draw:formula="1493"/>
            <draw:equation draw:name="f2" draw:formula="883"/>
            <draw:equation draw:name="f3" draw:formula="473"/>
            <draw:equation draw:name="f4" draw:formula="25"/>
            <draw:equation draw:name="f5" draw:formula="510"/>
            <draw:equation draw:name="f6" draw:formula="-9"/>
            <draw:equation draw:name="f7" draw:formula="-14"/>
            <draw:equation draw:name="f8" draw:formula="63"/>
            <draw:equation draw:name="f9" draw:formula="291"/>
            <draw:equation draw:name="f10" draw:formula="1023"/>
            <draw:equation draw:name="f11" draw:formula="254"/>
            <draw:equation draw:name="f12" draw:formula="981"/>
            <draw:equation draw:name="f13" draw:formula="61"/>
            <draw:equation draw:name="f14" draw:formula="982"/>
            <draw:equation draw:name="f15" draw:formula="-15"/>
            <draw:equation draw:name="f16" draw:formula="-11"/>
            <draw:equation draw:name="f17" draw:formula="1021"/>
            <draw:equation draw:name="f18" draw:formula="24"/>
            <draw:equation draw:name="f19" draw:formula="440"/>
            <draw:equation draw:name="f20" draw:formula="860"/>
            <draw:equation draw:name="f21" draw:formula="893"/>
            <draw:equation draw:name="f22" draw:formula="897"/>
            <draw:equation draw:name="f23" draw:formula="820"/>
            <draw:equation draw:name="f24" draw:formula="594"/>
            <draw:equation draw:name="f25" draw:formula="595"/>
            <draw:equation draw:name="f26" draw:formula="821"/>
            <draw:equation draw:name="f27" draw:formula="511"/>
            <draw:equation draw:name="f28" draw:formula="898"/>
            <draw:equation draw:name="f29" draw:formula="894"/>
            <draw:equation draw:name="f30" draw:formula="861"/>
            <draw:equation draw:name="f31" draw:formula="444"/>
            <draw:equation draw:name="f32" draw:formula="?f2 - ?f0"/>
            <draw:equation draw:name="f33" draw:formula="?f1 - ?f0"/>
            <draw:equation draw:name="f34" draw:formula="?f33 / 1493"/>
            <draw:equation draw:name="f35" draw:formula="?f32 / 883"/>
            <draw:equation draw:name="f36" draw:formula="?f0 / ?f34"/>
            <draw:equation draw:name="f37" draw:formula="?f1 / ?f34"/>
            <draw:equation draw:name="f38" draw:formula="?f0 / ?f35"/>
            <draw:equation draw:name="f39" draw:formula="?f2 / ?f35"/>
          </draw:enhanced-geometry>
        </draw:custom-shape>
        <draw:custom-shape svg:x="4.93543in" svg:y="0.70748in" svg:width="0.5748in" svg:height="0.35472in" draw:id="id81" draw:style-name="a580" draw:name="手繪多邊形: 圖案 15">
          <svg:title/>
          <svg:desc/>
          <text:p text:style-name="a579" text:class-names="" text:cond-style-name=""><text:span text:style-name="a578" text:class-names=""/></text:p>
          <draw:enhanced-geometry xmlns:dr3d="urn:oasis:names:tc:opendocument:xmlns:dr3d:1.0" draw:type="non-primitive" svg:viewBox="0 0 1461 902" draw:enhanced-path="M ?f3 ?f4 C ?f5 ?f6 ?f5 ?f7 ?f5 ?f8 L ?f5 ?f9 ?f10 ?f9 ?f10 ?f8 C ?f10 ?f7 ?f10 ?f6 ?f11 ?f4 L ?f0 ?f12 ?f11 ?f13 C ?f10 ?f14 ?f10 ?f15 ?f10 ?f16 L ?f10 ?f17 ?f5 ?f17 ?f5 ?f16 C ?f5 ?f15 ?f5 ?f14 ?f3 ?f13 L ?f1 ?f12 Z N" draw:text-areas="?f22 ?f24 ?f23 ?f25">
            <draw:equation draw:name="f0" draw:formula="0"/>
            <draw:equation draw:name="f1" draw:formula="1461"/>
            <draw:equation draw:name="f2" draw:formula="902"/>
            <draw:equation draw:name="f3" draw:formula="997"/>
            <draw:equation draw:name="f4" draw:formula="24"/>
            <draw:equation draw:name="f5" draw:formula="961"/>
            <draw:equation draw:name="f6" draw:formula="-11"/>
            <draw:equation draw:name="f7" draw:formula="-15"/>
            <draw:equation draw:name="f8" draw:formula="62"/>
            <draw:equation draw:name="f9" draw:formula="296"/>
            <draw:equation draw:name="f10" draw:formula="500"/>
            <draw:equation draw:name="f11" draw:formula="461"/>
            <draw:equation draw:name="f12" draw:formula="452"/>
            <draw:equation draw:name="f13" draw:formula="879"/>
            <draw:equation draw:name="f14" draw:formula="913"/>
            <draw:equation draw:name="f15" draw:formula="917"/>
            <draw:equation draw:name="f16" draw:formula="838"/>
            <draw:equation draw:name="f17" draw:formula="607"/>
            <draw:equation draw:name="f18" draw:formula="?f2 - ?f0"/>
            <draw:equation draw:name="f19" draw:formula="?f1 - ?f0"/>
            <draw:equation draw:name="f20" draw:formula="?f19 / 1461"/>
            <draw:equation draw:name="f21" draw:formula="?f18 / 902"/>
            <draw:equation draw:name="f22" draw:formula="?f0 / ?f20"/>
            <draw:equation draw:name="f23" draw:formula="?f1 / ?f20"/>
            <draw:equation draw:name="f24" draw:formula="?f0 / ?f21"/>
            <draw:equation draw:name="f25" draw:formula="?f2 / ?f21"/>
          </draw:enhanced-geometry>
        </draw:custom-shape>
        <draw:frame draw:id="id82" draw:style-name="a583" draw:name="文字方塊 16" svg:x="1.10315in" svg:y="0.65236in" svg:width="1.49488in" svg:height="0.92244in">
          <draw:text-box>
            <text:p text:style-name="a582" text:class-names="" text:cond-style-name=""><text:span text:style-name="a581" text:class-names="">a-pointer</text:span></text:p>
          </draw:text-box>
          <svg:title/>
          <svg:desc/>
        </draw:frame>
        <draw:frame draw:id="id83" draw:style-name="a586" draw:name="文字方塊 17" svg:x="1.10315in" svg:y="3.62953in" svg:width="1.55433in" svg:height="0.92244in">
          <draw:text-box>
            <text:p text:style-name="a585" text:class-names="" text:cond-style-name=""><text:span text:style-name="a584" text:class-names="">drag-able</text:span></text:p>
          </draw:text-box>
          <svg:title/>
          <svg:desc/>
        </draw:frame>
        <draw:frame draw:id="id84" draw:style-name="a589" draw:name="文字方塊 18" svg:x="1.08819in" svg:y="2.65433in" svg:width="1.45472in" svg:height="0.92244in">
          <draw:text-box>
            <text:p text:style-name="a588" text:class-names="" text:cond-style-name=""><text:span text:style-name="a587" text:class-names="">click-able</text:span></text:p>
          </draw:text-box>
          <svg:title/>
          <svg:desc/>
        </draw:frame>
        <draw:frame draw:id="id85" draw:style-name="a592" draw:name="文字方塊 19" svg:x="1.10315in" svg:y="4.59331in" svg:width="1.55433in" svg:height="0.92244in">
          <draw:text-box>
            <text:p text:style-name="a591" text:class-names="" text:cond-style-name=""><text:span text:style-name="a590" text:class-names="">forbidden</text:span></text:p>
          </draw:text-box>
          <svg:title/>
          <svg:desc/>
        </draw:frame>
        <draw:frame draw:id="id86" draw:style-name="a595" draw:name="文字方塊 21" svg:x="6.66378in" svg:y="1.58583in" svg:width="1.63307in" svg:height="0.51063in">
          <draw:text-box>
            <text:p text:style-name="a594" text:class-names="" text:cond-style-name=""><text:span text:style-name="a593" text:class-names="">move-able</text:span></text:p>
          </draw:text-box>
          <svg:title/>
          <svg:desc/>
        </draw:frame>
        <draw:frame draw:id="id87" draw:style-name="a598" draw:name="文字方塊 22" svg:x="2.78898in" svg:y="1.61732in" svg:width="2.98189in" svg:height="0.69449in">
          <draw:text-box>
            <text:p text:style-name="a597" text:class-names="" text:cond-style-name=""><text:span text:style-name="a596" text:class-names="">simple-colorful</text:span></text:p>
          </draw:text-box>
          <svg:title/>
          <svg:desc/>
        </draw:frame>
        <draw:frame draw:id="id88" draw:style-name="a601" draw:name="文字方塊 33" svg:x="6.0063in" svg:y="2.47008in" svg:width="2.29055in" svg:height="0.51063in">
          <draw:text-box>
            <text:p text:style-name="a600" text:class-names="" text:cond-style-name=""><text:span text:style-name="a599" text:class-names="">ani-background</text:span></text:p>
          </draw:text-box>
          <svg:title/>
          <svg:desc/>
        </draw:frame>
        <draw:frame draw:id="id89" draw:style-name="a604" draw:name="文字方塊 44" svg:x="6.9063in" svg:y="3.49409in" svg:width="1.39055in" svg:height="0.51063in">
          <draw:text-box>
            <text:p text:style-name="a603" text:class-names="" text:cond-style-name=""><text:span text:style-name="a602" text:class-names="">ani-busy</text:span></text:p>
          </draw:text-box>
          <svg:title/>
          <svg:desc/>
        </draw:frame>
        <draw:custom-shape svg:x="0.59921in" svg:y="3.59685in" svg:width="0.3622in" svg:height="0.57598in" draw:id="id90" draw:style-name="a608" draw:name="手繪多邊形: 圖案 45">
          <svg:title/>
          <svg:desc/>
          <text:p text:style-name="a606" text:class-names="" text:cond-style-name=""><text:span text:style-name="a605" text:class-names=""/></text:p>
          <draw:enhanced-geometry xmlns:dr3d="urn:oasis:names:tc:opendocument:xmlns:dr3d:1.0" draw:type="non-primitive" svg:viewBox="0 0 921 1464" draw:enhanced-path="M ?f3 ?f4 L ?f5 ?f6 ?f1 ?f7 ?f0 ?f0 ?f0 ?f8 ?f9 ?f10 ?f11 ?f2 Z N" draw:text-areas="?f16 ?f18 ?f17 ?f19">
            <draw:equation draw:name="f0" draw:formula="0"/>
            <draw:equation draw:name="f1" draw:formula="921"/>
            <draw:equation draw:name="f2" draw:formula="1464"/>
            <draw:equation draw:name="f3" draw:formula="777"/>
            <draw:equation draw:name="f4" draw:formula="1270"/>
            <draw:equation draw:name="f5" draw:formula="632"/>
            <draw:equation draw:name="f6" draw:formula="989"/>
            <draw:equation draw:name="f7" draw:formula="880"/>
            <draw:equation draw:name="f8" draw:formula="1276"/>
            <draw:equation draw:name="f9" draw:formula="345"/>
            <draw:equation draw:name="f10" draw:formula="1129"/>
            <draw:equation draw:name="f11" draw:formula="486"/>
            <draw:equation draw:name="f12" draw:formula="?f2 - ?f0"/>
            <draw:equation draw:name="f13" draw:formula="?f1 - ?f0"/>
            <draw:equation draw:name="f14" draw:formula="?f13 / 921"/>
            <draw:equation draw:name="f15" draw:formula="?f12 / 1464"/>
            <draw:equation draw:name="f16" draw:formula="?f0 / ?f14"/>
            <draw:equation draw:name="f17" draw:formula="?f1 / ?f14"/>
            <draw:equation draw:name="f18" draw:formula="?f0 / ?f15"/>
            <draw:equation draw:name="f19" draw:formula="?f2 / ?f15"/>
          </draw:enhanced-geometry>
        </draw:custom-shape>
        <draw:frame draw:id="id91" draw:style-name="a611" draw:name="文字方塊 46" svg:x="1.08819in" svg:y="1.67441in" svg:width="1.60079in" svg:height="0.92244in">
          <draw:text-box>
            <text:p text:style-name="a610" text:class-names="" text:cond-style-name=""><text:span text:style-name="a609" text:class-names="">mark-able</text:span></text:p>
          </draw:text-box>
          <svg:title/>
          <svg:desc/>
        </draw:frame>
        <draw:frame draw:id="id92" draw:style-name="a614" draw:name="文字方塊 47" svg:x="7.59685in" svg:y="0.63937in" svg:width="0.7in" svg:height="0.51063in">
          <draw:text-box>
            <text:p text:style-name="a613" text:class-names="" text:cond-style-name=""><text:span text:style-name="a612" text:class-names="">size</text:span></text:p>
          </draw:text-box>
          <svg:title/>
          <svg:desc/>
        </draw:frame>
        <draw:g draw:name="群組 55" draw:id="id93">
          <svg:title/>
          <svg:desc/>
          <draw:frame draw:id="id103" draw:style-name="a623" draw:name="圖片 46" svg:x="5.50128in" svg:y="2.97494in" svg:width="0.33333in" svg:height="0.33333in" style:rel-width="scale" style:rel-height="scale">
            <draw:image xlink:href="media/image1.png" xlink:type="simple" xlink:show="embed" xlink:actuate="onLoad"/>
            <svg:title/>
            <svg:desc/>
          </draw:frame>
          <draw:frame draw:id="id104" draw:style-name="a624" draw:name="圖片 47" svg:x="5.78774in" svg:y="2.97494in" svg:width="0.33333in" svg:height="0.33333in" style:rel-width="scale" style:rel-height="scale">
            <draw:image xlink:href="media/image2.png" xlink:type="simple" xlink:show="embed" xlink:actuate="onLoad"/>
            <svg:title/>
            <svg:desc/>
          </draw:frame>
          <draw:frame draw:id="id105" draw:style-name="a625" draw:name="圖片 48" svg:x="6.0742in" svg:y="2.97494in" svg:width="0.33333in" svg:height="0.33333in" style:rel-width="scale" style:rel-height="scale">
            <draw:image xlink:href="media/image3.png" xlink:type="simple" xlink:show="embed" xlink:actuate="onLoad"/>
            <svg:title/>
            <svg:desc/>
          </draw:frame>
          <draw:frame draw:id="id106" draw:style-name="a626" draw:name="圖片 49" svg:x="6.36065in" svg:y="2.97494in" svg:width="0.33333in" svg:height="0.33333in" style:rel-width="scale" style:rel-height="scale">
            <draw:image xlink:href="media/image4.png" xlink:type="simple" xlink:show="embed" xlink:actuate="onLoad"/>
            <svg:title/>
            <svg:desc/>
          </draw:frame>
          <draw:frame draw:id="id107" draw:style-name="a627" draw:name="圖片 50" svg:x="6.64711in" svg:y="2.97494in" svg:width="0.33333in" svg:height="0.33333in" style:rel-width="scale" style:rel-height="scale">
            <draw:image xlink:href="media/image5.png" xlink:type="simple" xlink:show="embed" xlink:actuate="onLoad"/>
            <svg:title/>
            <svg:desc/>
          </draw:frame>
          <draw:frame draw:id="id108" draw:style-name="a628" draw:name="圖片 51" svg:x="6.93357in" svg:y="2.97494in" svg:width="0.33333in" svg:height="0.33333in" style:rel-width="scale" style:rel-height="scale">
            <draw:image xlink:href="media/image6.png" xlink:type="simple" xlink:show="embed" xlink:actuate="onLoad"/>
            <svg:title/>
            <svg:desc/>
          </draw:frame>
          <draw:frame draw:id="id109" draw:style-name="a629" draw:name="圖片 52" svg:x="7.22003in" svg:y="2.97494in" svg:width="0.33333in" svg:height="0.33333in" style:rel-width="scale" style:rel-height="scale">
            <draw:image xlink:href="media/image7.png" xlink:type="simple" xlink:show="embed" xlink:actuate="onLoad"/>
            <svg:title/>
            <svg:desc/>
          </draw:frame>
          <draw:frame draw:id="id110" draw:style-name="a630" draw:name="圖片 53" svg:x="7.50649in" svg:y="2.97494in" svg:width="0.33333in" svg:height="0.33333in" style:rel-width="scale" style:rel-height="scale">
            <draw:image xlink:href="media/image8.png" xlink:type="simple" xlink:show="embed" xlink:actuate="onLoad"/>
            <svg:title/>
            <svg:desc/>
          </draw:frame>
          <draw:frame draw:id="id111" draw:style-name="a631" draw:name="圖片 54" svg:x="7.79295in" svg:y="2.97494in" svg:width="0.33333in" svg:height="0.33333in" style:rel-width="scale" style:rel-height="scale">
            <draw:image xlink:href="media/image9.png" xlink:type="simple" xlink:show="embed" xlink:actuate="onLoad"/>
            <svg:title/>
            <svg:desc/>
          </draw:frame>
        </draw:g>
        <draw:g draw:name="群組 64" draw:id="id94">
          <svg:title/>
          <svg:desc/>
          <draw:frame draw:id="id95" draw:style-name="a615" draw:name="圖片 56" svg:x="6.00125in" svg:y="3.99933in" svg:width="0.33333in" svg:height="0.33333in" style:rel-width="scale" style:rel-height="scale">
            <draw:image xlink:href="media/image10.png" xlink:type="simple" xlink:show="embed" xlink:actuate="onLoad"/>
            <svg:title/>
            <svg:desc/>
          </draw:frame>
          <draw:frame draw:id="id96" draw:style-name="a616" draw:name="圖片 57" svg:x="6.2672in" svg:y="3.99933in" svg:width="0.33333in" svg:height="0.33333in" style:rel-width="scale" style:rel-height="scale">
            <draw:image xlink:href="media/image11.png" xlink:type="simple" xlink:show="embed" xlink:actuate="onLoad"/>
            <svg:title/>
            <svg:desc/>
          </draw:frame>
          <draw:frame draw:id="id97" draw:style-name="a617" draw:name="圖片 58" svg:x="6.53314in" svg:y="3.99933in" svg:width="0.33333in" svg:height="0.33333in" style:rel-width="scale" style:rel-height="scale">
            <draw:image xlink:href="media/image12.png" xlink:type="simple" xlink:show="embed" xlink:actuate="onLoad"/>
            <svg:title/>
            <svg:desc/>
          </draw:frame>
          <draw:frame draw:id="id98" draw:style-name="a618" draw:name="圖片 59" svg:x="6.79908in" svg:y="3.99933in" svg:width="0.33333in" svg:height="0.33333in" style:rel-width="scale" style:rel-height="scale">
            <draw:image xlink:href="media/image13.png" xlink:type="simple" xlink:show="embed" xlink:actuate="onLoad"/>
            <svg:title/>
            <svg:desc/>
          </draw:frame>
          <draw:frame draw:id="id99" draw:style-name="a619" draw:name="圖片 60" svg:x="7.06502in" svg:y="3.99933in" svg:width="0.33333in" svg:height="0.33333in" style:rel-width="scale" style:rel-height="scale">
            <draw:image xlink:href="media/image14.png" xlink:type="simple" xlink:show="embed" xlink:actuate="onLoad"/>
            <svg:title/>
            <svg:desc/>
          </draw:frame>
          <draw:frame draw:id="id100" draw:style-name="a620" draw:name="圖片 61" svg:x="7.33097in" svg:y="3.99933in" svg:width="0.33333in" svg:height="0.33333in" style:rel-width="scale" style:rel-height="scale">
            <draw:image xlink:href="media/image15.png" xlink:type="simple" xlink:show="embed" xlink:actuate="onLoad"/>
            <svg:title/>
            <svg:desc/>
          </draw:frame>
          <draw:frame draw:id="id101" draw:style-name="a621" draw:name="圖片 62" svg:x="7.59691in" svg:y="3.99933in" svg:width="0.33333in" svg:height="0.33333in" style:rel-width="scale" style:rel-height="scale">
            <draw:image xlink:href="media/image16.png" xlink:type="simple" xlink:show="embed" xlink:actuate="onLoad"/>
            <svg:title/>
            <svg:desc/>
          </draw:frame>
          <draw:frame draw:id="id102" draw:style-name="a622" draw:name="圖片 63" svg:x="7.86286in" svg:y="3.99933in" svg:width="0.33333in" svg:height="0.33333in" style:rel-width="scale" style:rel-height="scale">
            <draw:image xlink:href="media/image10.png" xlink:type="simple" xlink:show="embed" xlink:actuate="onLoad"/>
            <svg:title/>
            <svg:desc/>
          </draw:frame>
        </draw:g>
        <presentation:notes draw:style-name="a652">
          <draw:frame draw:id="id117" draw:style-name="a649" draw:name="投影片編號版面配置區 6" svg:x="4.67953in" svg:y="11.10827in" svg:width="3.5878in" svg:height="0.58425in">
            <draw:text-box>
              <text:p text:style-name="a648" text:class-names="" text:cond-style-name=""><text:span text:style-name="a647" text:class-names=""><text:page-number style:num-format="1" text:fixed="false"/></text:span></text:p>
            </draw:text-box>
            <svg:title/>
            <svg:desc/>
          </draw:frame>
          <draw:page-thumbnail draw:page-number="1" svg:x="0.94444in" svg:y="0.88889in" svg:width="6.37847in" svg:height="4.38368in" presentation:class="page" draw:id="id118" presentation:style-name="a650" draw:name="投影片影像版面配置區 1">
            <svg:title/>
            <svg:desc/>
          </draw:page-thumbnail>
          <draw:frame draw:id="id119" presentation:style-name="a651" draw:name="備忘稿版面配置區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標題投影片">
      <presentation:placeholder presentation:object="title" svg:x="1.12847in" svg:y="1.01389in" svg:width="6.76563in" svg:height="2.15972in"/>
      <presentation:placeholder presentation:object="subtitle" svg:x="1.12847in" svg:y="3.25694in" svg:width="6.76563in" svg:height="1.49653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2" style:display-name="標題及內容">
      <presentation:placeholder presentation:object="title" svg:x="0.44921in" svg:y="0.24449in" svg:width="8.11772in" svg:height="1.03504in"/>
      <presentation:placeholder presentation:object="object" svg:x="0.44921in" svg:y="1.44803in" svg:width="8.11772in" svg:height="3.59567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3" style:display-name="章節標題">
      <presentation:placeholder presentation:object="title" svg:x="0.61632in" svg:y="1.54514in" svg:width="7.77951in" svg:height="2.57986in"/>
      <presentation:placeholder presentation:object="outline" svg:x="0.61632in" svg:y="4.14931in" svg:width="7.77951in" svg:height="1.3559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4" style:display-name="兩個內容">
      <presentation:placeholder presentation:object="title" svg:x="0.44921in" svg:y="0.24449in" svg:width="8.11772in" svg:height="1.03504in"/>
      <presentation:placeholder presentation:object="object" svg:x="0.44965in" svg:y="1.44792in" svg:width="3.97569in" svg:height="3.59549in"/>
      <presentation:placeholder presentation:object="object" svg:x="4.59201in" svg:y="1.44792in" svg:width="3.97569in" svg:height="3.59549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5" style:display-name="比較">
      <presentation:placeholder presentation:object="title" svg:x="0.62153in" svg:y="0.32986in" svg:width="7.77951in" svg:height="1.19792in"/>
      <presentation:placeholder presentation:object="outline" svg:x="0.62153in" svg:y="1.5191in" svg:width="3.81597in" svg:height="0.74479in"/>
      <presentation:placeholder presentation:object="object" svg:x="0.62153in" svg:y="2.26389in" svg:width="3.81597in" svg:height="3.3316in"/>
      <presentation:placeholder presentation:object="outline" svg:x="4.56597in" svg:y="1.5191in" svg:width="3.83507in" svg:height="0.74479in"/>
      <presentation:placeholder presentation:object="object" svg:x="4.56597in" svg:y="2.26389in" svg:width="3.83507in" svg:height="3.3316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6" style:display-name="只有標題">
      <presentation:placeholder presentation:object="title" svg:x="0.44921in" svg:y="0.24449in" svg:width="8.11772in" svg:height="1.03504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7" style:display-name="空白">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8" style:display-name="含輔助字幕的內容">
      <presentation:placeholder presentation:object="title" svg:x="0.62153in" svg:y="0.41319in" svg:width="2.90972in" svg:height="1.44618in"/>
      <presentation:placeholder presentation:object="object" svg:x="3.83507in" svg:y="0.89236in" svg:width="4.56597in" svg:height="4.40625in"/>
      <presentation:placeholder presentation:object="outline" svg:x="0.62153in" svg:y="1.85938in" svg:width="2.90972in" svg:height="3.44618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9" style:display-name="含輔助字幕的圖片">
      <presentation:placeholder presentation:object="title" svg:x="0.62153in" svg:y="0.41319in" svg:width="2.90972in" svg:height="1.44618in"/>
      <presentation:placeholder presentation:object="graphic" svg:x="3.83507in" svg:y="0.89236in" svg:width="4.56597in" svg:height="4.40625in"/>
      <presentation:placeholder presentation:object="outline" svg:x="0.62153in" svg:y="1.85938in" svg:width="2.90972in" svg:height="3.44618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10" style:display-name="標題及直排文字">
      <presentation:placeholder presentation:object="title" svg:x="0.44921in" svg:y="0.24449in" svg:width="8.11772in" svg:height="1.03504in"/>
      <presentation:placeholder presentation:object="outline" svg:x="0.44921in" svg:y="1.44803in" svg:width="8.11772in" svg:height="3.59567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presentation-page-layout style:name="Master1-PPL11" style:display-name="直排標題及文字">
      <presentation:placeholder presentation:object="title" svg:x="6.53819in" svg:y="0.24479in" svg:width="2.02951in" svg:height="4.79861in"/>
      <presentation:placeholder presentation:object="outline" svg:x="0.44965in" svg:y="0.24479in" svg:width="5.92187in" svg:height="4.79861in"/>
      <presentation:placeholder presentation:object="date-time" svg:x="0.44921in" svg:y="5.64567in" svg:width="2.10118in" svg:height="0.42717in"/>
      <presentation:placeholder presentation:object="footer" svg:x="3.08307in" svg:y="5.64449in" svg:width="2.85906in" svg:height="0.42717in"/>
      <presentation:placeholder presentation:object="page-number" svg:x="6.46575in" svg:y="5.64567in" svg:width="2.10118in" svg:height="0.427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607" draw:style="linear" draw:angle="300" draw:start-color="#62a73b" draw:end-color="#e0efd4" draw:start-intensity="100%" draw:end-intensity="100%"/>
    <draw:gradient draw:name="a563" draw:style="linear" draw:angle="300" draw:start-color="#1b75bc" draw:end-color="#adc5e7" draw:start-intensity="100%" draw:end-intensity="100%"/>
    <draw:gradient draw:name="a567" draw:style="linear" draw:angle="300" draw:start-color="#ba131a" draw:end-color="#fcd4d1" draw:start-intensity="100%" draw:end-intensity="100%"/>
  </office:styles>
  <office:automatic-styles>
    <style:page-layout style:name="pageLayout1">
      <style:page-layout-properties fo:page-width="9.02083in" fo:page-height="6.1996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Micro Hei"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7">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3">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8889in" style:font-size-asian="0.38889in" style:font-size-complex="0.38889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167in" style:font-size-asian="0.44167in" style:font-size-complex="0.44167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33333in" style:font-size-asian="0.33333in" style:font-size-complex="0.33333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新細明體" style:font-family-generic-asian="roma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0833in" style:font-size-asian="0.60833in" style:font-size-complex="0.6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3">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PingFang TC Medium"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1930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標題版面配置區 1" svg:x="0.44921in" svg:y="0.24449in" svg:width="8.11772in" svg:height="1.03504in" presentation:class="title" presentation:placeholder="false">
        <draw:text-box>
          <text:p text:style-name="a2" text:class-names="" text:cond-style-name=""><text:span text:style-name="a1" text:class-names=""/></text:p>
        </draw:text-box>
        <svg:title/>
        <svg:desc/>
      </draw:frame>
      <draw:frame draw:id="id1" presentation:style-name="a20" draw:name="文字版面配置區 2" svg:x="0.44921in" svg:y="1.44803in" svg:width="8.11772in" svg:height="3.59567in" presentation:class="outline" presentation:placeholder="false">
        <draw:text-box>
          <text:list text:style-name="a6">
            <text:list-item>
              <text:p text:style-name="a5" text:class-names="" text:cond-style-name=""><text:span text:style-name="a4" text:class-names="">按一下以編輯母片文字樣式</text:span></text:p>
            </text:list-item>
          </text:list>
          <text:list text:style-name="a9">
            <text:list-item>
              <text:list text:style-name="a9">
                <text:list-item>
                  <text:p text:style-name="a8" text:class-names="" text:cond-style-name=""><text:span text:style-name="a7" text:class-names="">第二層</text:span></text:p>
                </text:list-item>
              </text:list>
            </text:list-item>
          </text:list>
          <text:list text:style-name="a12">
            <text:list-item>
              <text:list text:style-name="a12">
                <text:list-item>
                  <text:list text:style-name="a12">
                    <text:list-item>
                      <text:p text:style-name="a11" text:class-names="" text:cond-style-name=""><text:span text:style-name="a10" text:class-names="">第三層</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第四層</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第五層</text:span><text:span text:style-name="a17" text:class-names=""/></text:p>
                            </text:list-item>
                          </text:list>
                        </text:list-item>
                      </text:list>
                    </text:list-item>
                  </text:list>
                </text:list-item>
              </text:list>
            </text:list-item>
          </text:list>
        </draw:text-box>
        <svg:title/>
        <svg:desc/>
      </draw:frame>
      <draw:frame draw:id="id2" presentation:style-name="a23" draw:name="日期版面配置區 3" svg:x="0.44921in" svg:y="5.64567in" svg:width="2.10118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頁尾版面配置區 4" svg:x="3.08307in" svg:y="5.64449in" svg:width="2.85906in" svg:height="0.42717in" presentation:class="footer" presentation:placeholder="false">
        <draw:text-box>
          <text:p text:style-name="a25" text:class-names="" text:cond-style-name=""><text:span text:style-name="a24" text:class-names=""/></text:p>
        </draw:text-box>
        <svg:title/>
        <svg:desc/>
      </draw:frame>
      <draw:frame draw:id="id4" presentation:style-name="a29" draw:name="投影片編號版面配置區 5" svg:x="6.46575in" svg:y="5.64567in" svg:width="2.10118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投影片影像版面配置區 1">
          <svg:title/>
          <svg:desc/>
        </draw:page-thumbnail>
        <draw:frame draw:id="id6" presentation:style-name="a33" draw:name="備忘稿版面配置區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頁首版面配置區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日期版面配置區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頁尾版面配置區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投影片編號版面配置區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標題投影片" style:page-layout-name="pageLayout1" draw:style-name="a47">
      <draw:frame draw:id="id11" presentation:style-name="a51" draw:name="標題 1" svg:x="1.12847in" svg:y="1.01389in" svg:width="6.76563in" svg:height="2.15972in" presentation:class="title" presentation:placeholder="false">
        <draw:text-box>
          <text:p text:style-name="a50" text:class-names="" text:cond-style-name=""><text:span text:style-name="a48" text:class-names="">按一下以編輯母片標題樣式</text:span><text:span text:style-name="a49" text:class-names=""/></text:p>
        </draw:text-box>
        <svg:title/>
        <svg:desc/>
      </draw:frame>
      <draw:frame draw:id="id12" presentation:style-name="a55" draw:name="副標題 2" svg:x="1.12847in" svg:y="3.25694in" svg:width="6.76563in" svg:height="1.49653in" presentation:class="subtitle" presentation:placeholder="false">
        <draw:text-box>
          <text:p text:style-name="a54" text:class-names="" text:cond-style-name=""><text:span text:style-name="a52" text:class-names="">按一下以編輯母片子標題樣式</text:span><text:span text:style-name="a53" text:class-names=""/></text:p>
        </draw:text-box>
        <svg:title/>
        <svg:desc/>
      </draw:frame>
      <draw:frame draw:id="id13" presentation:style-name="a58" draw:name="日期版面配置區 3" svg:x="0.44921in" svg:y="5.64567in" svg:width="2.10118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頁尾版面配置區 4" svg:x="3.08307in" svg:y="5.64449in" svg:width="2.85906in" svg:height="0.42717in" presentation:class="footer" presentation:placeholder="false">
        <draw:text-box>
          <text:p text:style-name="a60" text:class-names="" text:cond-style-name=""><text:span text:style-name="a59" text:class-names=""/></text:p>
        </draw:text-box>
        <svg:title/>
        <svg:desc/>
      </draw:frame>
      <draw:frame draw:id="id15" presentation:style-name="a64" draw:name="投影片編號版面配置區 5" svg:x="6.46575in" svg:y="5.64567in" svg:width="2.10118in" svg:height="0.42717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0.23622in" svg:y="0.88858in" svg:width="7.79449in" svg:height="4.38425in" presentation:class="page" draw:id="id5" presentation:style-name="a65" draw:name="投影片影像版面配置區 1">
          <svg:title/>
          <svg:desc/>
        </draw:page-thumbnail>
        <draw:frame draw:id="id6" presentation:style-name="a68" draw:name="備忘稿版面配置區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頁首版面配置區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日期版面配置區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頁尾版面配置區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投影片編號版面配置區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標題及內容" style:page-layout-name="pageLayout1" draw:style-name="a82">
      <draw:frame draw:id="id16" presentation:style-name="a86" draw:name="標題 1" svg:x="0.44921in" svg:y="0.24449in" svg:width="8.11772in" svg:height="1.03504in" presentation:class="title" presentation:placeholder="false">
        <draw:text-box>
          <text:p text:style-name="a85" text:class-names="" text:cond-style-name=""><text:span text:style-name="a83" text:class-names="">按一下以編輯母片標題樣式</text:span><text:span text:style-name="a84" text:class-names=""/></text:p>
        </draw:text-box>
        <svg:title/>
        <svg:desc/>
      </draw:frame>
      <draw:frame draw:id="id17" presentation:style-name="a102" draw:name="內容版面配置區 2" svg:x="0.44921in" svg:y="1.44803in" svg:width="8.11772in" svg:height="3.59567in" presentation:class="object" presentation:placeholder="false">
        <draw:text-box>
          <text:p text:style-name="a88" text:class-names="" text:cond-style-name=""><text:span text:style-name="a87" text:class-names="">按一下以編輯母片文字樣式</text:span></text:p>
          <text:list text:style-name="a91">
            <text:list-item>
              <text:list text:style-name="a91">
                <text:list-item>
                  <text:p text:style-name="a90" text:class-names="" text:cond-style-name=""><text:span text:style-name="a89" text:class-names="">第二層</text:span></text:p>
                </text:list-item>
              </text:list>
            </text:list-item>
          </text:list>
          <text:list text:style-name="a94">
            <text:list-item>
              <text:list text:style-name="a94">
                <text:list-item>
                  <text:list text:style-name="a94">
                    <text:list-item>
                      <text:p text:style-name="a93" text:class-names="" text:cond-style-name=""><text:span text:style-name="a92" text:class-names="">第三層</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第四層</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第五層</text:span><text:span text:style-name="a99" text:class-names=""/></text:p>
                            </text:list-item>
                          </text:list>
                        </text:list-item>
                      </text:list>
                    </text:list-item>
                  </text:list>
                </text:list-item>
              </text:list>
            </text:list-item>
          </text:list>
        </draw:text-box>
        <svg:title/>
        <svg:desc/>
      </draw:frame>
      <draw:frame draw:id="id18" presentation:style-name="a105" draw:name="日期版面配置區 3" svg:x="0.44921in" svg:y="5.64567in" svg:width="2.10118in" svg:height="0.42717in" presentation:class="date-time" presentation:placeholder="false">
        <draw:text-box>
          <text:p text:style-name="a104" text:class-names="" text:cond-style-name=""><text:span text:style-name="a103" text:class-names=""/></text:p>
        </draw:text-box>
        <svg:title/>
        <svg:desc/>
      </draw:frame>
      <draw:frame draw:id="id19" presentation:style-name="a108" draw:name="頁尾版面配置區 4" svg:x="3.08307in" svg:y="5.64449in" svg:width="2.85906in" svg:height="0.42717in" presentation:class="footer" presentation:placeholder="false">
        <draw:text-box>
          <text:p text:style-name="a107" text:class-names="" text:cond-style-name=""><text:span text:style-name="a106" text:class-names=""/></text:p>
        </draw:text-box>
        <svg:title/>
        <svg:desc/>
      </draw:frame>
      <draw:frame draw:id="id20" presentation:style-name="a111" draw:name="投影片編號版面配置區 5" svg:x="6.46575in" svg:y="5.64567in" svg:width="2.10118in" svg:height="0.42717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0.23622in" svg:y="0.88858in" svg:width="7.79449in" svg:height="4.38425in" presentation:class="page" draw:id="id5" presentation:style-name="a112" draw:name="投影片影像版面配置區 1">
          <svg:title/>
          <svg:desc/>
        </draw:page-thumbnail>
        <draw:frame draw:id="id6" presentation:style-name="a115" draw:name="備忘稿版面配置區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頁首版面配置區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日期版面配置區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頁尾版面配置區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投影片編號版面配置區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章節標題" style:page-layout-name="pageLayout1" draw:style-name="a129">
      <draw:frame draw:id="id21" presentation:style-name="a133" draw:name="標題 1" svg:x="0.61632in" svg:y="1.54514in" svg:width="7.77951in" svg:height="2.57986in" presentation:class="title" presentation:placeholder="false">
        <draw:text-box>
          <text:p text:style-name="a132" text:class-names="" text:cond-style-name=""><text:span text:style-name="a130" text:class-names="">按一下以編輯母片標題樣式</text:span><text:span text:style-name="a131" text:class-names=""/></text:p>
        </draw:text-box>
        <svg:title/>
        <svg:desc/>
      </draw:frame>
      <draw:frame draw:id="id22" presentation:style-name="a137" draw:name="文字版面配置區 2" svg:x="0.61632in" svg:y="4.14931in" svg:width="7.77951in" svg:height="1.3559in" presentation:class="outline" presentation:placeholder="false">
        <draw:text-box>
          <text:list text:style-name="a136">
            <text:list-item>
              <text:p text:style-name="a135" text:class-names="" text:cond-style-name=""><text:span text:style-name="a134" text:class-names="">按一下以編輯母片文字樣式</text:span></text:p>
            </text:list-item>
          </text:list>
        </draw:text-box>
        <svg:title/>
        <svg:desc/>
      </draw:frame>
      <draw:frame draw:id="id23" presentation:style-name="a140" draw:name="日期版面配置區 3" svg:x="0.44921in" svg:y="5.64567in" svg:width="2.10118in" svg:height="0.42717in" presentation:class="date-time" presentation:placeholder="false">
        <draw:text-box>
          <text:p text:style-name="a139" text:class-names="" text:cond-style-name=""><text:span text:style-name="a138" text:class-names=""/></text:p>
        </draw:text-box>
        <svg:title/>
        <svg:desc/>
      </draw:frame>
      <draw:frame draw:id="id24" presentation:style-name="a143" draw:name="頁尾版面配置區 4" svg:x="3.08307in" svg:y="5.64449in" svg:width="2.85906in" svg:height="0.42717in" presentation:class="footer" presentation:placeholder="false">
        <draw:text-box>
          <text:p text:style-name="a142" text:class-names="" text:cond-style-name=""><text:span text:style-name="a141" text:class-names=""/></text:p>
        </draw:text-box>
        <svg:title/>
        <svg:desc/>
      </draw:frame>
      <draw:frame draw:id="id25" presentation:style-name="a146" draw:name="投影片編號版面配置區 5" svg:x="6.46575in" svg:y="5.64567in" svg:width="2.10118in" svg:height="0.42717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0.23622in" svg:y="0.88858in" svg:width="7.79449in" svg:height="4.38425in" presentation:class="page" draw:id="id5" presentation:style-name="a147" draw:name="投影片影像版面配置區 1">
          <svg:title/>
          <svg:desc/>
        </draw:page-thumbnail>
        <draw:frame draw:id="id6" presentation:style-name="a150" draw:name="備忘稿版面配置區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頁首版面配置區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日期版面配置區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頁尾版面配置區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投影片編號版面配置區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兩個內容" style:page-layout-name="pageLayout1" draw:style-name="a164">
      <draw:frame draw:id="id26" presentation:style-name="a168" draw:name="標題 1" svg:x="0.44921in" svg:y="0.24449in" svg:width="8.11772in" svg:height="1.03504in" presentation:class="title" presentation:placeholder="false">
        <draw:text-box>
          <text:p text:style-name="a167" text:class-names="" text:cond-style-name=""><text:span text:style-name="a165" text:class-names="">按一下以編輯母片標題樣式</text:span><text:span text:style-name="a166" text:class-names=""/></text:p>
        </draw:text-box>
        <svg:title/>
        <svg:desc/>
      </draw:frame>
      <draw:frame draw:id="id27" presentation:style-name="a184" draw:name="內容版面配置區 2" svg:x="0.44965in" svg:y="1.44792in" svg:width="3.97569in" svg:height="3.59549in" presentation:class="object" presentation:placeholder="false">
        <draw:text-box>
          <text:p text:style-name="a170" text:class-names="" text:cond-style-name=""><text:span text:style-name="a169" text:class-names="">按一下以編輯母片文字樣式</text:span></text:p>
          <text:list text:style-name="a173">
            <text:list-item>
              <text:list text:style-name="a173">
                <text:list-item>
                  <text:p text:style-name="a172" text:class-names="" text:cond-style-name=""><text:span text:style-name="a171" text:class-names="">第二層</text:span></text:p>
                </text:list-item>
              </text:list>
            </text:list-item>
          </text:list>
          <text:list text:style-name="a176">
            <text:list-item>
              <text:list text:style-name="a176">
                <text:list-item>
                  <text:list text:style-name="a176">
                    <text:list-item>
                      <text:p text:style-name="a175" text:class-names="" text:cond-style-name=""><text:span text:style-name="a174" text:class-names="">第三層</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第四層</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第五層</text:span><text:span text:style-name="a181" text:class-names=""/></text:p>
                            </text:list-item>
                          </text:list>
                        </text:list-item>
                      </text:list>
                    </text:list-item>
                  </text:list>
                </text:list-item>
              </text:list>
            </text:list-item>
          </text:list>
        </draw:text-box>
        <svg:title/>
        <svg:desc/>
      </draw:frame>
      <draw:frame draw:id="id28" presentation:style-name="a200" draw:name="內容版面配置區 3" svg:x="4.59201in" svg:y="1.44792in" svg:width="3.97569in" svg:height="3.59549in" presentation:class="object" presentation:placeholder="false">
        <draw:text-box>
          <text:p text:style-name="a186" text:class-names="" text:cond-style-name=""><text:span text:style-name="a185" text:class-names="">按一下以編輯母片文字樣式</text:span></text:p>
          <text:list text:style-name="a189">
            <text:list-item>
              <text:list text:style-name="a189">
                <text:list-item>
                  <text:p text:style-name="a188" text:class-names="" text:cond-style-name=""><text:span text:style-name="a187" text:class-names="">第二層</text:span></text:p>
                </text:list-item>
              </text:list>
            </text:list-item>
          </text:list>
          <text:list text:style-name="a192">
            <text:list-item>
              <text:list text:style-name="a192">
                <text:list-item>
                  <text:list text:style-name="a192">
                    <text:list-item>
                      <text:p text:style-name="a191" text:class-names="" text:cond-style-name=""><text:span text:style-name="a190" text:class-names="">第三層</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第四層</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第五層</text:span><text:span text:style-name="a197" text:class-names=""/></text:p>
                            </text:list-item>
                          </text:list>
                        </text:list-item>
                      </text:list>
                    </text:list-item>
                  </text:list>
                </text:list-item>
              </text:list>
            </text:list-item>
          </text:list>
        </draw:text-box>
        <svg:title/>
        <svg:desc/>
      </draw:frame>
      <draw:frame draw:id="id29" presentation:style-name="a203" draw:name="日期版面配置區 4" svg:x="0.44921in" svg:y="5.64567in" svg:width="2.10118in" svg:height="0.42717in" presentation:class="date-time" presentation:placeholder="false">
        <draw:text-box>
          <text:p text:style-name="a202" text:class-names="" text:cond-style-name=""><text:span text:style-name="a201" text:class-names=""/></text:p>
        </draw:text-box>
        <svg:title/>
        <svg:desc/>
      </draw:frame>
      <draw:frame draw:id="id30" presentation:style-name="a206" draw:name="頁尾版面配置區 5" svg:x="3.08307in" svg:y="5.64449in" svg:width="2.85906in" svg:height="0.42717in" presentation:class="footer" presentation:placeholder="false">
        <draw:text-box>
          <text:p text:style-name="a205" text:class-names="" text:cond-style-name=""><text:span text:style-name="a204" text:class-names=""/></text:p>
        </draw:text-box>
        <svg:title/>
        <svg:desc/>
      </draw:frame>
      <draw:frame draw:id="id31" presentation:style-name="a209" draw:name="投影片編號版面配置區 6" svg:x="6.46575in" svg:y="5.64567in" svg:width="2.10118in" svg:height="0.42717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0.23622in" svg:y="0.88858in" svg:width="7.79449in" svg:height="4.38425in" presentation:class="page" draw:id="id5" presentation:style-name="a210" draw:name="投影片影像版面配置區 1">
          <svg:title/>
          <svg:desc/>
        </draw:page-thumbnail>
        <draw:frame draw:id="id6" presentation:style-name="a213" draw:name="備忘稿版面配置區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頁首版面配置區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日期版面配置區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頁尾版面配置區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投影片編號版面配置區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比較" style:page-layout-name="pageLayout1" draw:style-name="a227">
      <draw:frame draw:id="id32" presentation:style-name="a231" draw:name="標題 1" svg:x="0.62153in" svg:y="0.32986in" svg:width="7.77951in" svg:height="1.19792in" presentation:class="title" presentation:placeholder="false">
        <draw:text-box>
          <text:p text:style-name="a230" text:class-names="" text:cond-style-name=""><text:span text:style-name="a228" text:class-names="">按一下以編輯母片標題樣式</text:span><text:span text:style-name="a229" text:class-names=""/></text:p>
        </draw:text-box>
        <svg:title/>
        <svg:desc/>
      </draw:frame>
      <draw:frame draw:id="id33" presentation:style-name="a235" draw:name="文字版面配置區 2" svg:x="0.62153in" svg:y="1.5191in" svg:width="3.81597in" svg:height="0.74479in" presentation:class="outline" presentation:placeholder="false">
        <draw:text-box>
          <text:list text:style-name="a234">
            <text:list-item>
              <text:p text:style-name="a233" text:class-names="" text:cond-style-name=""><text:span text:style-name="a232" text:class-names="">按一下以編輯母片文字樣式</text:span></text:p>
            </text:list-item>
          </text:list>
        </draw:text-box>
        <svg:title/>
        <svg:desc/>
      </draw:frame>
      <draw:frame draw:id="id34" presentation:style-name="a251" draw:name="內容版面配置區 3" svg:x="0.62153in" svg:y="2.26389in" svg:width="3.81597in" svg:height="3.3316in" presentation:class="object" presentation:placeholder="false">
        <draw:text-box>
          <text:p text:style-name="a237" text:class-names="" text:cond-style-name=""><text:span text:style-name="a236" text:class-names="">按一下以編輯母片文字樣式</text:span></text:p>
          <text:list text:style-name="a240">
            <text:list-item>
              <text:list text:style-name="a240">
                <text:list-item>
                  <text:p text:style-name="a239" text:class-names="" text:cond-style-name=""><text:span text:style-name="a238" text:class-names="">第二層</text:span></text:p>
                </text:list-item>
              </text:list>
            </text:list-item>
          </text:list>
          <text:list text:style-name="a243">
            <text:list-item>
              <text:list text:style-name="a243">
                <text:list-item>
                  <text:list text:style-name="a243">
                    <text:list-item>
                      <text:p text:style-name="a242" text:class-names="" text:cond-style-name=""><text:span text:style-name="a241" text:class-names="">第三層</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第四層</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第五層</text:span><text:span text:style-name="a248" text:class-names=""/></text:p>
                            </text:list-item>
                          </text:list>
                        </text:list-item>
                      </text:list>
                    </text:list-item>
                  </text:list>
                </text:list-item>
              </text:list>
            </text:list-item>
          </text:list>
        </draw:text-box>
        <svg:title/>
        <svg:desc/>
      </draw:frame>
      <draw:frame draw:id="id35" presentation:style-name="a255" draw:name="文字版面配置區 4" svg:x="4.56597in" svg:y="1.5191in" svg:width="3.83507in" svg:height="0.74479in" presentation:class="outline" presentation:placeholder="false">
        <draw:text-box>
          <text:list text:style-name="a254">
            <text:list-item>
              <text:p text:style-name="a253" text:class-names="" text:cond-style-name=""><text:span text:style-name="a252" text:class-names="">按一下以編輯母片文字樣式</text:span></text:p>
            </text:list-item>
          </text:list>
        </draw:text-box>
        <svg:title/>
        <svg:desc/>
      </draw:frame>
      <draw:frame draw:id="id36" presentation:style-name="a271" draw:name="內容版面配置區 5" svg:x="4.56597in" svg:y="2.26389in" svg:width="3.83507in" svg:height="3.3316in" presentation:class="object" presentation:placeholder="false">
        <draw:text-box>
          <text:p text:style-name="a257" text:class-names="" text:cond-style-name=""><text:span text:style-name="a256" text:class-names="">按一下以編輯母片文字樣式</text:span></text:p>
          <text:list text:style-name="a260">
            <text:list-item>
              <text:list text:style-name="a260">
                <text:list-item>
                  <text:p text:style-name="a259" text:class-names="" text:cond-style-name=""><text:span text:style-name="a258" text:class-names="">第二層</text:span></text:p>
                </text:list-item>
              </text:list>
            </text:list-item>
          </text:list>
          <text:list text:style-name="a263">
            <text:list-item>
              <text:list text:style-name="a263">
                <text:list-item>
                  <text:list text:style-name="a263">
                    <text:list-item>
                      <text:p text:style-name="a262" text:class-names="" text:cond-style-name=""><text:span text:style-name="a261" text:class-names="">第三層</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第四層</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第五層</text:span><text:span text:style-name="a268" text:class-names=""/></text:p>
                            </text:list-item>
                          </text:list>
                        </text:list-item>
                      </text:list>
                    </text:list-item>
                  </text:list>
                </text:list-item>
              </text:list>
            </text:list-item>
          </text:list>
        </draw:text-box>
        <svg:title/>
        <svg:desc/>
      </draw:frame>
      <draw:frame draw:id="id37" presentation:style-name="a274" draw:name="日期版面配置區 6" svg:x="0.44921in" svg:y="5.64567in" svg:width="2.10118in" svg:height="0.42717in" presentation:class="date-time" presentation:placeholder="false">
        <draw:text-box>
          <text:p text:style-name="a273" text:class-names="" text:cond-style-name=""><text:span text:style-name="a272" text:class-names=""/></text:p>
        </draw:text-box>
        <svg:title/>
        <svg:desc/>
      </draw:frame>
      <draw:frame draw:id="id38" presentation:style-name="a277" draw:name="頁尾版面配置區 7" svg:x="3.08307in" svg:y="5.64449in" svg:width="2.85906in" svg:height="0.42717in" presentation:class="footer" presentation:placeholder="false">
        <draw:text-box>
          <text:p text:style-name="a276" text:class-names="" text:cond-style-name=""><text:span text:style-name="a275" text:class-names=""/></text:p>
        </draw:text-box>
        <svg:title/>
        <svg:desc/>
      </draw:frame>
      <draw:frame draw:id="id39" presentation:style-name="a280" draw:name="投影片編號版面配置區 8" svg:x="6.46575in" svg:y="5.64567in" svg:width="2.10118in" svg:height="0.42717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0.23622in" svg:y="0.88858in" svg:width="7.79449in" svg:height="4.38425in" presentation:class="page" draw:id="id5" presentation:style-name="a281" draw:name="投影片影像版面配置區 1">
          <svg:title/>
          <svg:desc/>
        </draw:page-thumbnail>
        <draw:frame draw:id="id6" presentation:style-name="a284" draw:name="備忘稿版面配置區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頁首版面配置區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日期版面配置區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頁尾版面配置區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投影片編號版面配置區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只有標題" style:page-layout-name="pageLayout1" draw:style-name="a298">
      <draw:frame draw:id="id40" presentation:style-name="a302" draw:name="標題 1" svg:x="0.44921in" svg:y="0.24449in" svg:width="8.11772in" svg:height="1.03504in" presentation:class="title" presentation:placeholder="false">
        <draw:text-box>
          <text:p text:style-name="a301" text:class-names="" text:cond-style-name=""><text:span text:style-name="a299" text:class-names="">按一下以編輯母片標題樣式</text:span><text:span text:style-name="a300" text:class-names=""/></text:p>
        </draw:text-box>
        <svg:title/>
        <svg:desc/>
      </draw:frame>
      <draw:frame draw:id="id41" presentation:style-name="a305" draw:name="日期版面配置區 2" svg:x="0.44921in" svg:y="5.64567in" svg:width="2.10118in" svg:height="0.42717in" presentation:class="date-time" presentation:placeholder="false">
        <draw:text-box>
          <text:p text:style-name="a304" text:class-names="" text:cond-style-name=""><text:span text:style-name="a303" text:class-names=""/></text:p>
        </draw:text-box>
        <svg:title/>
        <svg:desc/>
      </draw:frame>
      <draw:frame draw:id="id42" presentation:style-name="a308" draw:name="頁尾版面配置區 3" svg:x="3.08307in" svg:y="5.64449in" svg:width="2.85906in" svg:height="0.42717in" presentation:class="footer" presentation:placeholder="false">
        <draw:text-box>
          <text:p text:style-name="a307" text:class-names="" text:cond-style-name=""><text:span text:style-name="a306" text:class-names=""/></text:p>
        </draw:text-box>
        <svg:title/>
        <svg:desc/>
      </draw:frame>
      <draw:frame draw:id="id43" presentation:style-name="a311" draw:name="投影片編號版面配置區 4" svg:x="6.46575in" svg:y="5.64567in" svg:width="2.10118in" svg:height="0.42717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0.23622in" svg:y="0.88858in" svg:width="7.79449in" svg:height="4.38425in" presentation:class="page" draw:id="id5" presentation:style-name="a312" draw:name="投影片影像版面配置區 1">
          <svg:title/>
          <svg:desc/>
        </draw:page-thumbnail>
        <draw:frame draw:id="id6" presentation:style-name="a315" draw:name="備忘稿版面配置區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頁首版面配置區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日期版面配置區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頁尾版面配置區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投影片編號版面配置區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空白" style:page-layout-name="pageLayout1" draw:style-name="a329">
      <draw:frame draw:id="id44" presentation:style-name="a332" draw:name="日期版面配置區 1" svg:x="0.44921in" svg:y="5.64567in" svg:width="2.10118in" svg:height="0.42717in" presentation:class="date-time" presentation:placeholder="false">
        <draw:text-box>
          <text:p text:style-name="a331" text:class-names="" text:cond-style-name=""><text:span text:style-name="a330" text:class-names=""/></text:p>
        </draw:text-box>
        <svg:title/>
        <svg:desc/>
      </draw:frame>
      <draw:frame draw:id="id45" presentation:style-name="a335" draw:name="頁尾版面配置區 2" svg:x="3.08307in" svg:y="5.64449in" svg:width="2.85906in" svg:height="0.42717in" presentation:class="footer" presentation:placeholder="false">
        <draw:text-box>
          <text:p text:style-name="a334" text:class-names="" text:cond-style-name=""><text:span text:style-name="a333" text:class-names=""/></text:p>
        </draw:text-box>
        <svg:title/>
        <svg:desc/>
      </draw:frame>
      <draw:frame draw:id="id46" presentation:style-name="a338" draw:name="投影片編號版面配置區 3" svg:x="6.46575in" svg:y="5.64567in" svg:width="2.10118in" svg:height="0.42717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0.23622in" svg:y="0.88858in" svg:width="7.79449in" svg:height="4.38425in" presentation:class="page" draw:id="id5" presentation:style-name="a339" draw:name="投影片影像版面配置區 1">
          <svg:title/>
          <svg:desc/>
        </draw:page-thumbnail>
        <draw:frame draw:id="id6" presentation:style-name="a342" draw:name="備忘稿版面配置區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頁首版面配置區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日期版面配置區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頁尾版面配置區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投影片編號版面配置區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含輔助字幕的內容" style:page-layout-name="pageLayout1" draw:style-name="a356">
      <draw:frame draw:id="id47" presentation:style-name="a360" draw:name="標題 1" svg:x="0.62153in" svg:y="0.41319in" svg:width="2.90972in" svg:height="1.44618in" presentation:class="title" presentation:placeholder="false">
        <draw:text-box>
          <text:p text:style-name="a359" text:class-names="" text:cond-style-name=""><text:span text:style-name="a357" text:class-names="">按一下以編輯母片標題樣式</text:span><text:span text:style-name="a358" text:class-names=""/></text:p>
        </draw:text-box>
        <svg:title/>
        <svg:desc/>
      </draw:frame>
      <draw:frame draw:id="id48" presentation:style-name="a376" draw:name="內容版面配置區 2" svg:x="3.83507in" svg:y="0.89236in" svg:width="4.56597in" svg:height="4.40625in" presentation:class="object" presentation:placeholder="false">
        <draw:text-box>
          <text:p text:style-name="a362" text:class-names="" text:cond-style-name=""><text:span text:style-name="a361" text:class-names="">按一下以編輯母片文字樣式</text:span></text:p>
          <text:list text:style-name="a365">
            <text:list-item>
              <text:list text:style-name="a365">
                <text:list-item>
                  <text:p text:style-name="a364" text:class-names="" text:cond-style-name=""><text:span text:style-name="a363" text:class-names="">第二層</text:span></text:p>
                </text:list-item>
              </text:list>
            </text:list-item>
          </text:list>
          <text:list text:style-name="a368">
            <text:list-item>
              <text:list text:style-name="a368">
                <text:list-item>
                  <text:list text:style-name="a368">
                    <text:list-item>
                      <text:p text:style-name="a367" text:class-names="" text:cond-style-name=""><text:span text:style-name="a366" text:class-names="">第三層</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第四層</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第五層</text:span><text:span text:style-name="a373" text:class-names=""/></text:p>
                            </text:list-item>
                          </text:list>
                        </text:list-item>
                      </text:list>
                    </text:list-item>
                  </text:list>
                </text:list-item>
              </text:list>
            </text:list-item>
          </text:list>
        </draw:text-box>
        <svg:title/>
        <svg:desc/>
      </draw:frame>
      <draw:frame draw:id="id49" presentation:style-name="a380" draw:name="文字版面配置區 3" svg:x="0.62153in" svg:y="1.85938in" svg:width="2.90972in" svg:height="3.44618in" presentation:class="outline" presentation:placeholder="false">
        <draw:text-box>
          <text:list text:style-name="a379">
            <text:list-item>
              <text:p text:style-name="a378" text:class-names="" text:cond-style-name=""><text:span text:style-name="a377" text:class-names="">按一下以編輯母片文字樣式</text:span></text:p>
            </text:list-item>
          </text:list>
        </draw:text-box>
        <svg:title/>
        <svg:desc/>
      </draw:frame>
      <draw:frame draw:id="id50" presentation:style-name="a383" draw:name="日期版面配置區 4" svg:x="0.44921in" svg:y="5.64567in" svg:width="2.10118in" svg:height="0.42717in" presentation:class="date-time" presentation:placeholder="false">
        <draw:text-box>
          <text:p text:style-name="a382" text:class-names="" text:cond-style-name=""><text:span text:style-name="a381" text:class-names=""/></text:p>
        </draw:text-box>
        <svg:title/>
        <svg:desc/>
      </draw:frame>
      <draw:frame draw:id="id51" presentation:style-name="a386" draw:name="頁尾版面配置區 5" svg:x="3.08307in" svg:y="5.64449in" svg:width="2.85906in" svg:height="0.42717in" presentation:class="footer" presentation:placeholder="false">
        <draw:text-box>
          <text:p text:style-name="a385" text:class-names="" text:cond-style-name=""><text:span text:style-name="a384" text:class-names=""/></text:p>
        </draw:text-box>
        <svg:title/>
        <svg:desc/>
      </draw:frame>
      <draw:frame draw:id="id52" presentation:style-name="a389" draw:name="投影片編號版面配置區 6" svg:x="6.46575in" svg:y="5.64567in" svg:width="2.10118in" svg:height="0.42717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0.23622in" svg:y="0.88858in" svg:width="7.79449in" svg:height="4.38425in" presentation:class="page" draw:id="id5" presentation:style-name="a390" draw:name="投影片影像版面配置區 1">
          <svg:title/>
          <svg:desc/>
        </draw:page-thumbnail>
        <draw:frame draw:id="id6" presentation:style-name="a393" draw:name="備忘稿版面配置區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頁首版面配置區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日期版面配置區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頁尾版面配置區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投影片編號版面配置區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含輔助字幕的圖片" style:page-layout-name="pageLayout1" draw:style-name="a407">
      <draw:frame draw:id="id53" presentation:style-name="a411" draw:name="標題 1" svg:x="0.62153in" svg:y="0.41319in" svg:width="2.90972in" svg:height="1.44618in" presentation:class="title" presentation:placeholder="false">
        <draw:text-box>
          <text:p text:style-name="a410" text:class-names="" text:cond-style-name=""><text:span text:style-name="a408" text:class-names="">按一下以編輯母片標題樣式</text:span><text:span text:style-name="a409" text:class-names=""/></text:p>
        </draw:text-box>
        <svg:title/>
        <svg:desc/>
      </draw:frame>
      <draw:frame draw:id="id54" presentation:style-name="a414" draw:name="圖片版面配置區 2" svg:x="3.83507in" svg:y="0.89236in" svg:width="4.56597in" svg:height="4.40625in" presentation:class="graphic" presentation:placeholder="false">
        <draw:text-box>
          <text:p text:style-name="a413" text:class-names="" text:cond-style-name=""><text:span text:style-name="a412" text:class-names=""/></text:p>
        </draw:text-box>
        <svg:title/>
        <svg:desc/>
      </draw:frame>
      <draw:frame draw:id="id55" presentation:style-name="a418" draw:name="文字版面配置區 3" svg:x="0.62153in" svg:y="1.85938in" svg:width="2.90972in" svg:height="3.44618in" presentation:class="outline" presentation:placeholder="false">
        <draw:text-box>
          <text:list text:style-name="a417">
            <text:list-item>
              <text:p text:style-name="a416" text:class-names="" text:cond-style-name=""><text:span text:style-name="a415" text:class-names="">按一下以編輯母片文字樣式</text:span></text:p>
            </text:list-item>
          </text:list>
        </draw:text-box>
        <svg:title/>
        <svg:desc/>
      </draw:frame>
      <draw:frame draw:id="id56" presentation:style-name="a421" draw:name="日期版面配置區 4" svg:x="0.44921in" svg:y="5.64567in" svg:width="2.10118in" svg:height="0.42717in" presentation:class="date-time" presentation:placeholder="false">
        <draw:text-box>
          <text:p text:style-name="a420" text:class-names="" text:cond-style-name=""><text:span text:style-name="a419" text:class-names=""/></text:p>
        </draw:text-box>
        <svg:title/>
        <svg:desc/>
      </draw:frame>
      <draw:frame draw:id="id57" presentation:style-name="a424" draw:name="頁尾版面配置區 5" svg:x="3.08307in" svg:y="5.64449in" svg:width="2.85906in" svg:height="0.42717in" presentation:class="footer" presentation:placeholder="false">
        <draw:text-box>
          <text:p text:style-name="a423" text:class-names="" text:cond-style-name=""><text:span text:style-name="a422" text:class-names=""/></text:p>
        </draw:text-box>
        <svg:title/>
        <svg:desc/>
      </draw:frame>
      <draw:frame draw:id="id58" presentation:style-name="a427" draw:name="投影片編號版面配置區 6" svg:x="6.46575in" svg:y="5.64567in" svg:width="2.10118in" svg:height="0.42717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0.23622in" svg:y="0.88858in" svg:width="7.79449in" svg:height="4.38425in" presentation:class="page" draw:id="id5" presentation:style-name="a428" draw:name="投影片影像版面配置區 1">
          <svg:title/>
          <svg:desc/>
        </draw:page-thumbnail>
        <draw:frame draw:id="id6" presentation:style-name="a431" draw:name="備忘稿版面配置區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頁首版面配置區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日期版面配置區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頁尾版面配置區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投影片編號版面配置區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標題及直排文字" style:page-layout-name="pageLayout1" draw:style-name="a445">
      <draw:frame draw:id="id59" presentation:style-name="a449" draw:name="標題 1" svg:x="0.44921in" svg:y="0.24449in" svg:width="8.11772in" svg:height="1.03504in" presentation:class="title" presentation:placeholder="false">
        <draw:text-box>
          <text:p text:style-name="a448" text:class-names="" text:cond-style-name=""><text:span text:style-name="a446" text:class-names="">按一下以編輯母片標題樣式</text:span><text:span text:style-name="a447" text:class-names=""/></text:p>
        </draw:text-box>
        <svg:title/>
        <svg:desc/>
      </draw:frame>
      <draw:frame draw:id="id60" presentation:style-name="a466" draw:name="直排文字版面配置區 2" svg:x="0.44921in" svg:y="1.44803in" svg:width="8.11772in" svg:height="3.59567in" presentation:class="outline" presentation:placeholder="false">
        <draw:text-box>
          <text:list text:style-name="a452">
            <text:list-item>
              <text:p text:style-name="a451" text:class-names="" text:cond-style-name=""><text:span text:style-name="a450" text:class-names="">按一下以編輯母片文字樣式</text:span></text:p>
            </text:list-item>
          </text:list>
          <text:list text:style-name="a455">
            <text:list-item>
              <text:list text:style-name="a455">
                <text:list-item>
                  <text:p text:style-name="a454" text:class-names="" text:cond-style-name=""><text:span text:style-name="a453" text:class-names="">第二層</text:span></text:p>
                </text:list-item>
              </text:list>
            </text:list-item>
          </text:list>
          <text:list text:style-name="a458">
            <text:list-item>
              <text:list text:style-name="a458">
                <text:list-item>
                  <text:list text:style-name="a458">
                    <text:list-item>
                      <text:p text:style-name="a457" text:class-names="" text:cond-style-name=""><text:span text:style-name="a456" text:class-names="">第三層</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第四層</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第五層</text:span><text:span text:style-name="a463" text:class-names=""/></text:p>
                            </text:list-item>
                          </text:list>
                        </text:list-item>
                      </text:list>
                    </text:list-item>
                  </text:list>
                </text:list-item>
              </text:list>
            </text:list-item>
          </text:list>
        </draw:text-box>
        <svg:title/>
        <svg:desc/>
      </draw:frame>
      <draw:frame draw:id="id61" presentation:style-name="a469" draw:name="日期版面配置區 3" svg:x="0.44921in" svg:y="5.64567in" svg:width="2.10118in" svg:height="0.42717in" presentation:class="date-time" presentation:placeholder="false">
        <draw:text-box>
          <text:p text:style-name="a468" text:class-names="" text:cond-style-name=""><text:span text:style-name="a467" text:class-names=""/></text:p>
        </draw:text-box>
        <svg:title/>
        <svg:desc/>
      </draw:frame>
      <draw:frame draw:id="id62" presentation:style-name="a472" draw:name="頁尾版面配置區 4" svg:x="3.08307in" svg:y="5.64449in" svg:width="2.85906in" svg:height="0.42717in" presentation:class="footer" presentation:placeholder="false">
        <draw:text-box>
          <text:p text:style-name="a471" text:class-names="" text:cond-style-name=""><text:span text:style-name="a470" text:class-names=""/></text:p>
        </draw:text-box>
        <svg:title/>
        <svg:desc/>
      </draw:frame>
      <draw:frame draw:id="id63" presentation:style-name="a475" draw:name="投影片編號版面配置區 5" svg:x="6.46575in" svg:y="5.64567in" svg:width="2.10118in" svg:height="0.42717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0.23622in" svg:y="0.88858in" svg:width="7.79449in" svg:height="4.38425in" presentation:class="page" draw:id="id5" presentation:style-name="a476" draw:name="投影片影像版面配置區 1">
          <svg:title/>
          <svg:desc/>
        </draw:page-thumbnail>
        <draw:frame draw:id="id6" presentation:style-name="a479" draw:name="備忘稿版面配置區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頁首版面配置區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日期版面配置區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頁尾版面配置區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投影片編號版面配置區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直排標題及文字" style:page-layout-name="pageLayout1" draw:style-name="a493">
      <draw:frame draw:id="id64" presentation:style-name="a497" draw:name="直排標題 1" svg:x="6.53819in" svg:y="0.24479in" svg:width="2.02951in" svg:height="4.79861in" presentation:class="title" presentation:placeholder="false">
        <draw:text-box>
          <text:p text:style-name="a496" text:class-names="" text:cond-style-name=""><text:span text:style-name="a494" text:class-names="">按一下以編輯母片標題樣式</text:span><text:span text:style-name="a495" text:class-names=""/></text:p>
        </draw:text-box>
        <svg:title/>
        <svg:desc/>
      </draw:frame>
      <draw:frame draw:id="id65" presentation:style-name="a514" draw:name="直排文字版面配置區 2" svg:x="0.44965in" svg:y="0.24479in" svg:width="5.92187in" svg:height="4.79861in" presentation:class="outline" presentation:placeholder="false">
        <draw:text-box>
          <text:list text:style-name="a500">
            <text:list-item>
              <text:p text:style-name="a499" text:class-names="" text:cond-style-name=""><text:span text:style-name="a498" text:class-names="">按一下以編輯母片文字樣式</text:span></text:p>
            </text:list-item>
          </text:list>
          <text:list text:style-name="a503">
            <text:list-item>
              <text:list text:style-name="a503">
                <text:list-item>
                  <text:p text:style-name="a502" text:class-names="" text:cond-style-name=""><text:span text:style-name="a501" text:class-names="">第二層</text:span></text:p>
                </text:list-item>
              </text:list>
            </text:list-item>
          </text:list>
          <text:list text:style-name="a506">
            <text:list-item>
              <text:list text:style-name="a506">
                <text:list-item>
                  <text:list text:style-name="a506">
                    <text:list-item>
                      <text:p text:style-name="a505" text:class-names="" text:cond-style-name=""><text:span text:style-name="a504" text:class-names="">第三層</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第四層</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第五層</text:span><text:span text:style-name="a511" text:class-names=""/></text:p>
                            </text:list-item>
                          </text:list>
                        </text:list-item>
                      </text:list>
                    </text:list-item>
                  </text:list>
                </text:list-item>
              </text:list>
            </text:list-item>
          </text:list>
        </draw:text-box>
        <svg:title/>
        <svg:desc/>
      </draw:frame>
      <draw:frame draw:id="id66" presentation:style-name="a517" draw:name="日期版面配置區 3" svg:x="0.44921in" svg:y="5.64567in" svg:width="2.10118in" svg:height="0.42717in" presentation:class="date-time" presentation:placeholder="false">
        <draw:text-box>
          <text:p text:style-name="a516" text:class-names="" text:cond-style-name=""><text:span text:style-name="a515" text:class-names=""/></text:p>
        </draw:text-box>
        <svg:title/>
        <svg:desc/>
      </draw:frame>
      <draw:frame draw:id="id67" presentation:style-name="a520" draw:name="頁尾版面配置區 4" svg:x="3.08307in" svg:y="5.64449in" svg:width="2.85906in" svg:height="0.42717in" presentation:class="footer" presentation:placeholder="false">
        <draw:text-box>
          <text:p text:style-name="a519" text:class-names="" text:cond-style-name=""><text:span text:style-name="a518" text:class-names=""/></text:p>
        </draw:text-box>
        <svg:title/>
        <svg:desc/>
      </draw:frame>
      <draw:frame draw:id="id68" presentation:style-name="a523" draw:name="投影片編號版面配置區 5" svg:x="6.46575in" svg:y="5.64567in" svg:width="2.10118in" svg:height="0.42717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0.23622in" svg:y="0.88858in" svg:width="7.79449in" svg:height="4.38425in" presentation:class="page" draw:id="id5" presentation:style-name="a524" draw:name="投影片影像版面配置區 1">
          <svg:title/>
          <svg:desc/>
        </draw:page-thumbnail>
        <draw:frame draw:id="id6" presentation:style-name="a527" draw:name="備忘稿版面配置區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頁首版面配置區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日期版面配置區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頁尾版面配置區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投影片編號版面配置區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頁首版面配置區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日期版面配置區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頁尾版面配置區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投影片編號版面配置區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28993in" svg:width="3.39063in" svg:height="2.32986in"/>
      <draw:page-thumbnail draw:page-number="2" svg:x="4.29861in" svg:y="1.28993in" svg:width="3.39063in" svg:height="2.32986in"/>
      <draw:page-thumbnail draw:page-number="3" svg:x="0.57813in" svg:y="4.67882in" svg:width="3.39063in" svg:height="2.32986in"/>
      <draw:page-thumbnail draw:page-number="4" svg:x="4.29861in" svg:y="4.67882in" svg:width="3.39063in" svg:height="2.32986in"/>
      <draw:page-thumbnail draw:page-number="5" svg:x="0.57813in" svg:y="8.06771in" svg:width="3.39063in" svg:height="2.32986in"/>
      <draw:page-thumbnail draw:page-number="6" svg:x="4.29861in" svg:y="8.06771in" svg:width="3.39063in" svg:height="2.32986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creator>Joey Lee</dc:creator>
    <meta:creation-date>2018-08-18T22:03:34Z</meta:creation-date>
    <dc:date>2025-09-16T06:12:38Z</dc:date>
    <meta:editing-cycles>82</meta:editing-cycles>
    <meta:editing-duration>PT13351S</meta:editing-duration>
    <meta:document-statistic meta:paragraph-count="11" meta:word-count="11"/>
  </office:meta>
</office:document-meta>
</file>